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5E6A2"/>
    </style:style>
    <style:style style:name="ce3" style:family="table-cell" style:parent-style-name="Default" style:data-style-name="N36">
      <style:table-cell-properties fo:background-color="#DAF2D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5E6A2"/>
    </style:style>
    <style:style style:name="ce5" style:family="table-cell" style:parent-style-name="Default" style:data-style-name="N0">
      <style:table-cell-properties fo:border="thin solid #000000" fo:background-color="#F7C7AC"/>
    </style:style>
    <style:style style:name="ce6" style:family="table-cell" style:parent-style-name="Default" style:data-style-name="N0">
      <style:table-cell-properties fo:background-color="#FBE2D5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 fo:background-color="#94DCF8"/>
    </style:style>
    <style:style style:name="ce9" style:family="table-cell" style:parent-style-name="Default" style:data-style-name="N36">
      <style:table-cell-properties fo:background-color="#CAEDFB"/>
    </style:style>
    <style:style style:name="ce10" style:family="table-cell" style:parent-style-name="Default" style:data-style-name="N0">
      <style:table-cell-properties fo:border="thin solid #000000" fo:background-color="#E49EDD"/>
    </style:style>
    <style:style style:name="ce11" style:family="table-cell" style:parent-style-name="Default" style:data-style-name="N0">
      <style:table-cell-properties fo:background-color="#F2CEEF"/>
    </style:style>
    <style:style style:name="ce12" style:family="table-cell" style:parent-style-name="Default" style:data-style-name="N37">
      <style:table-cell-properties fo:background-color="#DAF2D0"/>
    </style:style>
    <style:style style:name="ce13" style:family="table-cell" style:parent-style-name="Default" style:data-style-name="N36">
      <style:table-cell-properties fo:background-color="#F2CEEF"/>
    </style:style>
    <style:style style:name="ce14" style:family="table-cell" style:parent-style-name="Default" style:data-style-name="N38">
      <style:table-cell-properties fo:background-color="#FBE2D5"/>
    </style:style>
    <style:style style:name="ce15" style:family="table-cell" style:parent-style-name="Default" style:data-style-name="N39"/>
    <style:style style:name="ce16" style:family="table-cell" style:parent-style-name="Default" style:data-style-name="N0">
      <style:table-cell-properties style:vertical-align="automatic" fo:background-color="#DAF2D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BE2D5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CAEDFB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F2CEEF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DAF2D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FBE2D5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fo:background-color="#CAEDFB" style:repeat-content="false"/>
      <style:paragraph-properties fo:text-align="center"/>
    </style:style>
    <style:style style:name="co1" style:family="table-column">
      <style:table-column-properties fo:break-before="auto" style:column-width="3.85233333333333cm"/>
    </style:style>
    <style:style style:name="co2" style:family="table-column">
      <style:table-column-properties fo:break-before="auto" style:column-width="1.926166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2.30716666666667cm" style:use-optimal-column-width="true"/>
    </style:style>
    <style:style style:name="co5" style:family="table-column">
      <style:table-column-properties fo:break-before="auto" style:column-width="2.3495cm" style:use-optimal-column-width="true"/>
    </style:style>
    <style:style style:name="co6" style:family="table-column">
      <style:table-column-properties fo:break-before="auto" style:column-width="2.2436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65" table:default-cell-style-name="ce1"/>
        <table:table-row table:style-name="ro1">
          <table:table-cell table:number-columns-repeated="20"/>
          <table:table-cell table:style-name="ce1">
            <draw:frame draw:z-index="1" draw:id="id0" draw:style-name="a0" draw:name="Grafico 1" svg:x="0.08334in" svg:y="0.16369in" svg:width="11.05238in" svg:height="3.601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office:value-type="string" table:style-name="ce2">
            <text:p>#Qbit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6">
            <text:p>GPU - naive</text:p>
          </table:table-cell>
          <table:table-cell office:value-type="float" office:value="3.3965420000000002" table:style-name="ce3">
            <text:p>3.396542</text:p>
          </table:table-cell>
          <table:table-cell office:value-type="float" office:value="3.6758489999999999" table:style-name="ce3">
            <text:p>3.675849</text:p>
          </table:table-cell>
          <table:table-cell office:value-type="float" office:value="3.901408" table:style-name="ce3">
            <text:p>3.901408</text:p>
          </table:table-cell>
          <table:table-cell office:value-type="float" office:value="4.1222060000000003" table:style-name="ce3">
            <text:p>4.122206</text:p>
          </table:table-cell>
          <table:table-cell office:value-type="float" office:value="4.3958630000000003" table:style-name="ce3">
            <text:p>4.395863</text:p>
          </table:table-cell>
          <table:table-cell office:value-type="float" office:value="4.6483809999999997" table:style-name="ce3">
            <text:p>4.648381</text:p>
          </table:table-cell>
          <table:table-cell office:value-type="float" office:value="5.0289529999999996" table:style-name="ce3">
            <text:p>5.028953</text:p>
          </table:table-cell>
          <table:table-cell office:value-type="float" office:value="5.4364489999999996" table:style-name="ce3">
            <text:p>5.436449</text:p>
          </table:table-cell>
          <table:table-cell office:value-type="float" office:value="5.6442509999999997" table:style-name="ce3">
            <text:p>5.644251</text:p>
          </table:table-cell>
          <table:table-cell office:value-type="float" office:value="6.0075060000000002" table:style-name="ce3">
            <text:p>6.007506</text:p>
          </table:table-cell>
          <table:table-cell office:value-type="float" office:value="7.1024000000000003" table:style-name="ce3">
            <text:p>7.102400</text:p>
          </table:table-cell>
          <table:table-cell office:value-type="float" office:value="9.4058600000000006" table:style-name="ce3">
            <text:p>9.405860</text:p>
          </table:table-cell>
          <table:table-cell office:value-type="float" office:value="14.237712" table:style-name="ce3">
            <text:p>14.237712</text:p>
          </table:table-cell>
          <table:table-cell office:value-type="float" office:value="23.75863" table:style-name="ce3">
            <text:p>23.758630</text:p>
          </table:table-cell>
          <table:table-cell office:value-type="float" office:value="42.636699999999998" table:style-name="ce3">
            <text:p>42.636700</text:p>
          </table:table-cell>
          <table:table-cell office:value-type="float" office:value="81.940732999999994" table:style-name="ce3">
            <text:p>81.940733</text:p>
          </table:table-cell>
          <table:table-cell office:value-type="float" office:value="166.28409099999999" table:style-name="ce3">
            <text:p>166.284091</text:p>
          </table:table-cell>
          <table:table-cell office:value-type="float" office:value="335.06529499999999" table:style-name="ce3">
            <text:p>335.06529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301240000000002" table:style-name="ce3">
            <text:p>3.430124</text:p>
          </table:table-cell>
          <table:table-cell office:value-type="float" office:value="3.6728670000000001" table:style-name="ce3">
            <text:p>3.672867</text:p>
          </table:table-cell>
          <table:table-cell office:value-type="float" office:value="3.888509" table:style-name="ce3">
            <text:p>3.888509</text:p>
          </table:table-cell>
          <table:table-cell office:value-type="float" office:value="4.1012740000000001" table:style-name="ce3">
            <text:p>4.101274</text:p>
          </table:table-cell>
          <table:table-cell office:value-type="float" office:value="4.3957410000000001" table:style-name="ce3">
            <text:p>4.395741</text:p>
          </table:table-cell>
          <table:table-cell office:value-type="float" office:value="4.6226060000000002" table:style-name="ce3">
            <text:p>4.622606</text:p>
          </table:table-cell>
          <table:table-cell office:value-type="float" office:value="5.0207100000000002" table:style-name="ce3">
            <text:p>5.020710</text:p>
          </table:table-cell>
          <table:table-cell office:value-type="float" office:value="5.4007050000000003" table:style-name="ce3">
            <text:p>5.400705</text:p>
          </table:table-cell>
          <table:table-cell office:value-type="float" office:value="5.6685699999999999" table:style-name="ce3">
            <text:p>5.668570</text:p>
          </table:table-cell>
          <table:table-cell office:value-type="float" office:value="6.0042799999999996" table:style-name="ce3">
            <text:p>6.004280</text:p>
          </table:table-cell>
          <table:table-cell office:value-type="float" office:value="7.1275789999999999" table:style-name="ce3">
            <text:p>7.127579</text:p>
          </table:table-cell>
          <table:table-cell office:value-type="float" office:value="9.3962190000000003" table:style-name="ce3">
            <text:p>9.396219</text:p>
          </table:table-cell>
          <table:table-cell office:value-type="float" office:value="14.255305" table:style-name="ce3">
            <text:p>14.255305</text:p>
          </table:table-cell>
          <table:table-cell office:value-type="float" office:value="23.766089999999998" table:style-name="ce3">
            <text:p>23.766090</text:p>
          </table:table-cell>
          <table:table-cell office:value-type="float" office:value="42.850290000000001" table:style-name="ce3">
            <text:p>42.850290</text:p>
          </table:table-cell>
          <table:table-cell office:value-type="float" office:value="82.011010999999996" table:style-name="ce3">
            <text:p>82.011011</text:p>
          </table:table-cell>
          <table:table-cell office:value-type="float" office:value="165.08981700000001" table:style-name="ce3">
            <text:p>165.089817</text:p>
          </table:table-cell>
          <table:table-cell office:value-type="float" office:value="335.170501" table:style-name="ce3">
            <text:p>335.17050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15038" table:style-name="ce3">
            <text:p>3.415038</text:p>
          </table:table-cell>
          <table:table-cell office:value-type="float" office:value="3.6661100000000002" table:style-name="ce3">
            <text:p>3.666110</text:p>
          </table:table-cell>
          <table:table-cell office:value-type="float" office:value="3.9056980000000001" table:style-name="ce3">
            <text:p>3.905698</text:p>
          </table:table-cell>
          <table:table-cell office:value-type="float" office:value="4.1846370000000004" table:style-name="ce3">
            <text:p>4.184637</text:p>
          </table:table-cell>
          <table:table-cell office:value-type="float" office:value="4.3773879999999998" table:style-name="ce3">
            <text:p>4.377388</text:p>
          </table:table-cell>
          <table:table-cell office:value-type="float" office:value="4.6406130000000001" table:style-name="ce3">
            <text:p>4.640613</text:p>
          </table:table-cell>
          <table:table-cell office:value-type="float" office:value="5.0051449999999997" table:style-name="ce3">
            <text:p>5.005145</text:p>
          </table:table-cell>
          <table:table-cell office:value-type="float" office:value="5.4072820000000004" table:style-name="ce3">
            <text:p>5.407282</text:p>
          </table:table-cell>
          <table:table-cell office:value-type="float" office:value="5.6165139999999996" table:style-name="ce3">
            <text:p>5.616514</text:p>
          </table:table-cell>
          <table:table-cell office:value-type="float" office:value="6.0647070000000003" table:style-name="ce3">
            <text:p>6.064707</text:p>
          </table:table-cell>
          <table:table-cell office:value-type="float" office:value="7.093343" table:style-name="ce3">
            <text:p>7.093343</text:p>
          </table:table-cell>
          <table:table-cell office:value-type="float" office:value="9.4039140000000003" table:style-name="ce3">
            <text:p>9.403914</text:p>
          </table:table-cell>
          <table:table-cell office:value-type="float" office:value="14.249775" table:style-name="ce3">
            <text:p>14.249775</text:p>
          </table:table-cell>
          <table:table-cell office:value-type="float" office:value="23.767440000000001" table:style-name="ce3">
            <text:p>23.767440</text:p>
          </table:table-cell>
          <table:table-cell office:value-type="float" office:value="42.805644999999998" table:style-name="ce3">
            <text:p>42.805645</text:p>
          </table:table-cell>
          <table:table-cell office:value-type="float" office:value="81.607570999999993" table:style-name="ce3">
            <text:p>81.607571</text:p>
          </table:table-cell>
          <table:table-cell office:value-type="float" office:value="165.17560900000001" table:style-name="ce3">
            <text:p>165.175609</text:p>
          </table:table-cell>
          <table:table-cell office:value-type="float" office:value="337.69473399999998" table:style-name="ce3">
            <text:p>337.69473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390679999999998" table:style-name="ce3">
            <text:p>3.439068</text:p>
          </table:table-cell>
          <table:table-cell office:value-type="float" office:value="3.6797939999999998" table:style-name="ce3">
            <text:p>3.679794</text:p>
          </table:table-cell>
          <table:table-cell office:value-type="float" office:value="3.8675459999999999" table:style-name="ce3">
            <text:p>3.867546</text:p>
          </table:table-cell>
          <table:table-cell office:value-type="float" office:value="4.1380860000000004" table:style-name="ce3">
            <text:p>4.138086</text:p>
          </table:table-cell>
          <table:table-cell office:value-type="float" office:value="4.3743350000000003" table:style-name="ce3">
            <text:p>4.374335</text:p>
          </table:table-cell>
          <table:table-cell office:value-type="float" office:value="4.6184089999999998" table:style-name="ce3">
            <text:p>4.618409</text:p>
          </table:table-cell>
          <table:table-cell office:value-type="float" office:value="4.9818860000000003" table:style-name="ce3">
            <text:p>4.981886</text:p>
          </table:table-cell>
          <table:table-cell office:value-type="float" office:value="5.4004399999999997" table:style-name="ce3">
            <text:p>5.400440</text:p>
          </table:table-cell>
          <table:table-cell office:value-type="float" office:value="5.6233899999999997" table:style-name="ce3">
            <text:p>5.623390</text:p>
          </table:table-cell>
          <table:table-cell office:value-type="float" office:value="6.006246" table:style-name="ce3">
            <text:p>6.006246</text:p>
          </table:table-cell>
          <table:table-cell office:value-type="float" office:value="7.12486" table:style-name="ce3">
            <text:p>7.124860</text:p>
          </table:table-cell>
          <table:table-cell office:value-type="float" office:value="9.4273070000000008" table:style-name="ce3">
            <text:p>9.427307</text:p>
          </table:table-cell>
          <table:table-cell office:value-type="float" office:value="14.228532" table:style-name="ce3">
            <text:p>14.228532</text:p>
          </table:table-cell>
          <table:table-cell office:value-type="float" office:value="23.755251000000001" table:style-name="ce3">
            <text:p>23.755251</text:p>
          </table:table-cell>
          <table:table-cell office:value-type="float" office:value="42.764007999999997" table:style-name="ce3">
            <text:p>42.764008</text:p>
          </table:table-cell>
          <table:table-cell office:value-type="float" office:value="82.167946000000001" table:style-name="ce3">
            <text:p>82.167946</text:p>
          </table:table-cell>
          <table:table-cell office:value-type="float" office:value="164.640277" table:style-name="ce3">
            <text:p>164.640277</text:p>
          </table:table-cell>
          <table:table-cell office:value-type="float" office:value="334.81343800000002" table:style-name="ce3">
            <text:p>334.81343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439760000000001" table:style-name="ce3">
            <text:p>3.443976</text:p>
          </table:table-cell>
          <table:table-cell office:value-type="float" office:value="3.6640540000000001" table:style-name="ce3">
            <text:p>3.664054</text:p>
          </table:table-cell>
          <table:table-cell office:value-type="float" office:value="3.9252669999999998" table:style-name="ce3">
            <text:p>3.925267</text:p>
          </table:table-cell>
          <table:table-cell office:value-type="float" office:value="4.1167049999999996" table:style-name="ce3">
            <text:p>4.116705</text:p>
          </table:table-cell>
          <table:table-cell office:value-type="float" office:value="4.3920500000000002" table:style-name="ce3">
            <text:p>4.392050</text:p>
          </table:table-cell>
          <table:table-cell office:value-type="float" office:value="4.6188010000000004" table:style-name="ce3">
            <text:p>4.618801</text:p>
          </table:table-cell>
          <table:table-cell office:value-type="float" office:value="5.0382340000000001" table:style-name="ce3">
            <text:p>5.038234</text:p>
          </table:table-cell>
          <table:table-cell office:value-type="float" office:value="5.4293670000000001" table:style-name="ce3">
            <text:p>5.429367</text:p>
          </table:table-cell>
          <table:table-cell office:value-type="float" office:value="5.6594740000000003" table:style-name="ce3">
            <text:p>5.659474</text:p>
          </table:table-cell>
          <table:table-cell office:value-type="float" office:value="6.0366869999999997" table:style-name="ce3">
            <text:p>6.036687</text:p>
          </table:table-cell>
          <table:table-cell office:value-type="float" office:value="7.0934460000000001" table:style-name="ce3">
            <text:p>7.093446</text:p>
          </table:table-cell>
          <table:table-cell office:value-type="float" office:value="9.4236889999999995" table:style-name="ce3">
            <text:p>9.423689</text:p>
          </table:table-cell>
          <table:table-cell office:value-type="float" office:value="14.225799" table:style-name="ce3">
            <text:p>14.225799</text:p>
          </table:table-cell>
          <table:table-cell office:value-type="float" office:value="23.825028" table:style-name="ce3">
            <text:p>23.825028</text:p>
          </table:table-cell>
          <table:table-cell office:value-type="float" office:value="42.729908999999999" table:style-name="ce3">
            <text:p>42.729909</text:p>
          </table:table-cell>
          <table:table-cell office:value-type="float" office:value="81.570040000000006" table:style-name="ce3">
            <text:p>81.570040</text:p>
          </table:table-cell>
          <table:table-cell office:value-type="float" office:value="164.85299599999999" table:style-name="ce3">
            <text:p>164.852996</text:p>
          </table:table-cell>
          <table:table-cell office:value-type="float" office:value="339.34277900000001" table:style-name="ce3">
            <text:p>339.342779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GPU</text:p>
          </table:table-cell>
          <table:table-cell office:value-type="float" office:value="3.4249496000000001" table:formula="of:=AVERAGE([.B3:.B7])" table:style-name="ce4">
            <text:p>3.4249496</text:p>
          </table:table-cell>
          <table:table-cell office:value-type="float" office:value="3.6717348000000003" table:formula="of:=AVERAGE([.C3:.C7])" table:style-name="ce4">
            <text:p>3.6717348</text:p>
          </table:table-cell>
          <table:table-cell office:value-type="float" office:value="3.8976856" table:formula="of:=AVERAGE([.D3:.D7])" table:style-name="ce4">
            <text:p>3.8976856</text:p>
          </table:table-cell>
          <table:table-cell office:value-type="float" office:value="4.1325816" table:formula="of:=AVERAGE([.E3:.E7])" table:style-name="ce4">
            <text:p>4.1325816</text:p>
          </table:table-cell>
          <table:table-cell office:value-type="float" office:value="4.3870753999999996" table:formula="of:=AVERAGE([.F3:.F7])" table:style-name="ce4">
            <text:p>4.3870754</text:p>
          </table:table-cell>
          <table:table-cell office:value-type="float" office:value="4.6297620000000004" table:formula="of:=AVERAGE([.G3:.G7])" table:style-name="ce4">
            <text:p>4.629762</text:p>
          </table:table-cell>
          <table:table-cell office:value-type="float" office:value="5.0149855999999993" table:formula="of:=AVERAGE([.H3:.H7])" table:style-name="ce4">
            <text:p>5.0149856</text:p>
          </table:table-cell>
          <table:table-cell office:value-type="float" office:value="5.4148486" table:formula="of:=AVERAGE([.I3:.I7])" table:style-name="ce4">
            <text:p>5.4148486</text:p>
          </table:table-cell>
          <table:table-cell office:value-type="float" office:value="5.6424398" table:formula="of:=AVERAGE([.J3:.J7])" table:style-name="ce4">
            <text:p>5.6424398</text:p>
          </table:table-cell>
          <table:table-cell office:value-type="float" office:value="6.0238852000000005" table:formula="of:=AVERAGE([.K3:.K7])" table:style-name="ce4">
            <text:p>6.0238852</text:p>
          </table:table-cell>
          <table:table-cell office:value-type="float" office:value="7.1083256000000006" table:formula="of:=AVERAGE([.L3:.L7])" table:style-name="ce4">
            <text:p>7.1083256</text:p>
          </table:table-cell>
          <table:table-cell office:value-type="float" office:value="9.4113977999999996" table:formula="of:=AVERAGE([.M3:.M7])" table:style-name="ce4">
            <text:p>9.4113978</text:p>
          </table:table-cell>
          <table:table-cell office:value-type="float" office:value="14.239424600000001" table:formula="of:=AVERAGE([.N3:.N7])" table:style-name="ce4">
            <text:p>14.2394246</text:p>
          </table:table-cell>
          <table:table-cell office:value-type="float" office:value="23.774487799999999" table:formula="of:=AVERAGE([.O3:.O7])" table:style-name="ce2">
            <text:p>23.7744878</text:p>
          </table:table-cell>
          <table:table-cell office:value-type="float" office:value="42.757310399999994" table:formula="of:=AVERAGE([.P3:.P7])" table:style-name="ce2">
            <text:p>42.7573104</text:p>
          </table:table-cell>
          <table:table-cell office:value-type="float" office:value="81.859460200000001" table:formula="of:=AVERAGE([.Q3:.Q7])" table:style-name="ce2">
            <text:p>81.8594602</text:p>
          </table:table-cell>
          <table:table-cell office:value-type="float" office:value="165.20855799999998" table:formula="of:=AVERAGE([.R3:.R7])" table:style-name="ce2">
            <text:p>165.208558</text:p>
          </table:table-cell>
          <table:table-cell office:value-type="float" office:value="336.41734939999998" table:formula="of:=AVERAGE([.S3:.S7])" table:style-name="ce2">
            <text:p>336.4173494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#Qbit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7">
            <text:p>CPU</text:p>
          </table:table-cell>
          <table:table-cell office:value-type="float" office:value="1.475598" table:style-name="ce6">
            <text:p>1.475598</text:p>
          </table:table-cell>
          <table:table-cell office:value-type="float" office:value="1.913046" table:style-name="ce6">
            <text:p>1.913046</text:p>
          </table:table-cell>
          <table:table-cell office:value-type="float" office:value="2.6359430000000001" table:style-name="ce6">
            <text:p>2.635943</text:p>
          </table:table-cell>
          <table:table-cell office:value-type="float" office:value="3.9376760000000002" table:style-name="ce6">
            <text:p>3.937676</text:p>
          </table:table-cell>
          <table:table-cell office:value-type="float" office:value="3.8208329999999999" table:style-name="ce6">
            <text:p>3.820833</text:p>
          </table:table-cell>
          <table:table-cell office:value-type="float" office:value="5.6052860000000004" table:style-name="ce6">
            <text:p>5.605286</text:p>
          </table:table-cell>
          <table:table-cell office:value-type="float" office:value="6.4846789999999999" table:style-name="ce6">
            <text:p>6.484679</text:p>
          </table:table-cell>
          <table:table-cell office:value-type="float" office:value="10.861075" table:style-name="ce6">
            <text:p>10.861075</text:p>
          </table:table-cell>
          <table:table-cell office:value-type="float" office:value="21.619281000000001" table:style-name="ce6">
            <text:p>21.619281</text:p>
          </table:table-cell>
          <table:table-cell office:value-type="float" office:value="47.794426000000001" table:style-name="ce6">
            <text:p>47.794426</text:p>
          </table:table-cell>
          <table:table-cell office:value-type="float" office:value="76.883309999999994" table:style-name="ce6">
            <text:p>76.88331</text:p>
          </table:table-cell>
          <table:table-cell office:value-type="float" office:value="231.08469199999999" table:style-name="ce6">
            <text:p>231.084692</text:p>
          </table:table-cell>
          <table:table-cell office:value-type="float" office:value="469.90869600000002" table:style-name="ce6">
            <text:p>469.908696</text:p>
          </table:table-cell>
          <table:table-cell office:value-type="float" office:value="908.79647399999999" table:style-name="ce6">
            <text:p>908.796474</text:p>
          </table:table-cell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490069999999999" table:style-name="ce6">
            <text:p>1.449007</text:p>
          </table:table-cell>
          <table:table-cell office:value-type="float" office:value="1.858317" table:style-name="ce6">
            <text:p>1.858317</text:p>
          </table:table-cell>
          <table:table-cell office:value-type="float" office:value="2.6371389999999999" table:style-name="ce6">
            <text:p>2.637139</text:p>
          </table:table-cell>
          <table:table-cell office:value-type="float" office:value="3.9597899999999999" table:style-name="ce6">
            <text:p>3.95979</text:p>
          </table:table-cell>
          <table:table-cell office:value-type="float" office:value="2.921084" table:style-name="ce6">
            <text:p>2.921084</text:p>
          </table:table-cell>
          <table:table-cell office:value-type="float" office:value="5.1210570000000004" table:style-name="ce6">
            <text:p>5.121057</text:p>
          </table:table-cell>
          <table:table-cell office:value-type="float" office:value="6.5159760000000002" table:style-name="ce6">
            <text:p>6.515976</text:p>
          </table:table-cell>
          <table:table-cell office:value-type="float" office:value="10.799505999999999" table:style-name="ce6">
            <text:p>10.799506</text:p>
          </table:table-cell>
          <table:table-cell office:value-type="float" office:value="22.716058" table:style-name="ce6">
            <text:p>22.716058</text:p>
          </table:table-cell>
          <table:table-cell office:value-type="float" office:value="48.518147999999997" table:style-name="ce6">
            <text:p>48.518148</text:p>
          </table:table-cell>
          <table:table-cell office:value-type="float" office:value="75.544788999999994" table:style-name="ce6">
            <text:p>75.544789</text:p>
          </table:table-cell>
          <table:table-cell office:value-type="float" office:value="213.96135200000001" table:style-name="ce6">
            <text:p>213.961352</text:p>
          </table:table-cell>
          <table:table-cell office:value-type="float" office:value="442.30077799999998" table:style-name="ce6">
            <text:p>442.300778</text:p>
          </table:table-cell>
          <table:table-cell office:value-type="float" office:value="919.64260300000001" table:style-name="ce6">
            <text:p>919.642603</text:p>
          </table:table-cell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021220000000001" table:style-name="ce6">
            <text:p>1.402122</text:p>
          </table:table-cell>
          <table:table-cell office:value-type="float" office:value="1.736437" table:style-name="ce6">
            <text:p>1.736437</text:p>
          </table:table-cell>
          <table:table-cell office:value-type="float" office:value="2.5320420000000001" table:style-name="ce6">
            <text:p>2.532042</text:p>
          </table:table-cell>
          <table:table-cell office:value-type="float" office:value="3.85548" table:style-name="ce6">
            <text:p>3.85548</text:p>
          </table:table-cell>
          <table:table-cell office:value-type="float" office:value="2.4955059999999998" table:style-name="ce6">
            <text:p>2.495506</text:p>
          </table:table-cell>
          <table:table-cell office:value-type="float" office:value="5.2455179999999997" table:style-name="ce6">
            <text:p>5.245518</text:p>
          </table:table-cell>
          <table:table-cell office:value-type="float" office:value="6.7826959999999996" table:style-name="ce6">
            <text:p>6.782696</text:p>
          </table:table-cell>
          <table:table-cell office:value-type="float" office:value="11.02515" table:style-name="ce6">
            <text:p>11.02515</text:p>
          </table:table-cell>
          <table:table-cell office:value-type="float" office:value="21.680630000000001" table:style-name="ce6">
            <text:p>21.68063</text:p>
          </table:table-cell>
          <table:table-cell office:value-type="float" office:value="48.787309" table:style-name="ce6">
            <text:p>48.787309</text:p>
          </table:table-cell>
          <table:table-cell office:value-type="float" office:value="77.033084000000002" table:style-name="ce6">
            <text:p>77.033084</text:p>
          </table:table-cell>
          <table:table-cell office:value-type="float" office:value="214.15012899999999" table:style-name="ce6">
            <text:p>214.150129</text:p>
          </table:table-cell>
          <table:table-cell office:value-type="float" office:value="441.79489599999999" table:style-name="ce6">
            <text:p>441.794896</text:p>
          </table:table-cell>
          <table:table-cell office:value-type="float" office:value="900.00245399999994" table:style-name="ce6">
            <text:p>900.002454</text:p>
          </table:table-cell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479230000000001" table:style-name="ce6">
            <text:p>1.447923</text:p>
          </table:table-cell>
          <table:table-cell office:value-type="float" office:value="1.896099" table:style-name="ce6">
            <text:p>1.896099</text:p>
          </table:table-cell>
          <table:table-cell office:value-type="float" office:value="2.6671299999999998" table:style-name="ce6">
            <text:p>2.66713</text:p>
          </table:table-cell>
          <table:table-cell office:value-type="float" office:value="3.9495140000000002" table:style-name="ce6">
            <text:p>3.949514</text:p>
          </table:table-cell>
          <table:table-cell office:value-type="float" office:value="2.443365" table:style-name="ce6">
            <text:p>2.443365</text:p>
          </table:table-cell>
          <table:table-cell office:value-type="float" office:value="5.0865320000000001" table:style-name="ce6">
            <text:p>5.086532</text:p>
          </table:table-cell>
          <table:table-cell office:value-type="float" office:value="6.5936969999999997" table:style-name="ce6">
            <text:p>6.593697</text:p>
          </table:table-cell>
          <table:table-cell office:value-type="float" office:value="10.306978000000001" table:style-name="ce6">
            <text:p>10.306978</text:p>
          </table:table-cell>
          <table:table-cell office:value-type="float" office:value="22.483402000000002" table:style-name="ce6">
            <text:p>22.483402</text:p>
          </table:table-cell>
          <table:table-cell office:value-type="float" office:value="46.692219999999999" table:style-name="ce6">
            <text:p>46.69222</text:p>
          </table:table-cell>
          <table:table-cell office:value-type="float" office:value="75.013418000000001" table:style-name="ce6">
            <text:p>75.013418</text:p>
          </table:table-cell>
          <table:table-cell office:value-type="float" office:value="214.04316299999999" table:style-name="ce6">
            <text:p>214.043163</text:p>
          </table:table-cell>
          <table:table-cell office:value-type="float" office:value="436.961592" table:style-name="ce6">
            <text:p>436.961592</text:p>
          </table:table-cell>
          <table:table-cell office:value-type="float" office:value="887.17379500000004" table:style-name="ce6">
            <text:p>887.173795</text:p>
          </table:table-cell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covered-table-cell/>
          <table:table-cell office:value-type="float" office:value="1.407111" table:style-name="ce6">
            <text:p>1.407111</text:p>
          </table:table-cell>
          <table:table-cell office:value-type="float" office:value="1.941999" table:style-name="ce6">
            <text:p>1.941999</text:p>
          </table:table-cell>
          <table:table-cell office:value-type="float" office:value="2.6344089999999998" table:style-name="ce6">
            <text:p>2.634409</text:p>
          </table:table-cell>
          <table:table-cell office:value-type="float" office:value="3.9723950000000001" table:style-name="ce6">
            <text:p>3.972395</text:p>
          </table:table-cell>
          <table:table-cell office:value-type="float" office:value="2.8149700000000002" table:style-name="ce6">
            <text:p>2.81497</text:p>
          </table:table-cell>
          <table:table-cell office:value-type="float" office:value="5.1322260000000002" table:style-name="ce6">
            <text:p>5.132226</text:p>
          </table:table-cell>
          <table:table-cell office:value-type="float" office:value="6.7031450000000001" table:style-name="ce6">
            <text:p>6.703145</text:p>
          </table:table-cell>
          <table:table-cell office:value-type="float" office:value="11.313746" table:style-name="ce6">
            <text:p>11.313746</text:p>
          </table:table-cell>
          <table:table-cell office:value-type="float" office:value="21.364031000000001" table:style-name="ce6">
            <text:p>21.364031</text:p>
          </table:table-cell>
          <table:table-cell office:value-type="float" office:value="49.163255999999997" table:style-name="ce6">
            <text:p>49.163256</text:p>
          </table:table-cell>
          <table:table-cell office:value-type="float" office:value="77.199811999999994" table:style-name="ce6">
            <text:p>77.199812</text:p>
          </table:table-cell>
          <table:table-cell office:value-type="float" office:value="212.40759700000001" table:style-name="ce6">
            <text:p>212.407597</text:p>
          </table:table-cell>
          <table:table-cell office:value-type="float" office:value="519.72886400000004" table:style-name="ce6">
            <text:p>519.728864</text:p>
          </table:table-cell>
          <table:table-cell office:value-type="float" office:value="880.22823000000005" table:style-name="ce6">
            <text:p>880.22823</text:p>
          </table:table-cell>
          <table:table-cell table:style-name="ce1"/>
          <table:table-cell table:style-name="ce7"/>
          <table:table-cell table:number-columns-repeated="16367" table:style-name="ce1"/>
        </table:table-row>
        <table:table-row table:style-name="ro1">
          <table:table-cell office:value-type="string" table:style-name="ce5">
            <text:p>CPU</text:p>
          </table:table-cell>
          <table:table-cell office:value-type="float" office:value="1.4363522" table:formula="of:=AVERAGE([.B10:.B14])" table:style-name="ce5">
            <text:p>1.4363522</text:p>
          </table:table-cell>
          <table:table-cell office:value-type="float" office:value="1.8691795999999996" table:formula="of:=AVERAGE([.C10:.C14])" table:style-name="ce5">
            <text:p>1.8691796</text:p>
          </table:table-cell>
          <table:table-cell office:value-type="float" office:value="2.6213326000000001" table:formula="of:=AVERAGE([.D10:.D14])" table:style-name="ce5">
            <text:p>2.6213326</text:p>
          </table:table-cell>
          <table:table-cell office:value-type="float" office:value="3.934971" table:formula="of:=AVERAGE([.E10:.E14])" table:style-name="ce5">
            <text:p>3.934971</text:p>
          </table:table-cell>
          <table:table-cell office:value-type="float" office:value="2.8991516000000002" table:formula="of:=AVERAGE([.F10:.F14])" table:style-name="ce5">
            <text:p>2.8991516</text:p>
          </table:table-cell>
          <table:table-cell office:value-type="float" office:value="5.2381238000000003" table:formula="of:=AVERAGE([.G10:.G14])" table:style-name="ce5">
            <text:p>5.2381238</text:p>
          </table:table-cell>
          <table:table-cell office:value-type="float" office:value="6.6160386000000004" table:formula="of:=AVERAGE([.H10:.H14])" table:style-name="ce5">
            <text:p>6.6160386</text:p>
          </table:table-cell>
          <table:table-cell office:value-type="float" office:value="10.861291000000001" table:formula="of:=AVERAGE([.I10:.I14])" table:style-name="ce5">
            <text:p>10.861291</text:p>
          </table:table-cell>
          <table:table-cell office:value-type="float" office:value="21.972680400000002" table:formula="of:=AVERAGE([.J10:.J14])" table:style-name="ce5">
            <text:p>21.9726804</text:p>
          </table:table-cell>
          <table:table-cell office:value-type="float" office:value="48.191071799999996" table:formula="of:=AVERAGE([.K10:.K14])" table:style-name="ce5">
            <text:p>48.1910718</text:p>
          </table:table-cell>
          <table:table-cell office:value-type="float" office:value="76.3348826" table:formula="of:=AVERAGE([.L10:.L14])" table:style-name="ce5">
            <text:p>76.3348826</text:p>
          </table:table-cell>
          <table:table-cell office:value-type="float" office:value="217.1293866" table:formula="of:=AVERAGE([.M10:.M14])" table:style-name="ce5">
            <text:p>217.1293866</text:p>
          </table:table-cell>
          <table:table-cell office:value-type="float" office:value="462.13896520000009" table:formula="of:=AVERAGE([.N10:.N14])" table:style-name="ce5">
            <text:p>462.1389652</text:p>
          </table:table-cell>
          <table:table-cell office:value-type="float" office:value="899.16871119999996" table:formula="of:=AVERAGE([.O10:.O14])" table:style-name="ce5">
            <text:p>899.168711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#Qbit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8">
            <text:p>GPU + preproc</text:p>
          </table:table-cell>
          <table:table-cell office:value-type="float" office:value="3.1415310000000001" table:style-name="ce9">
            <text:p>3.141531</text:p>
          </table:table-cell>
          <table:table-cell office:value-type="float" office:value="3.227309" table:style-name="ce9">
            <text:p>3.227309</text:p>
          </table:table-cell>
          <table:table-cell office:value-type="float" office:value="3.3708499999999999" table:style-name="ce9">
            <text:p>3.370850</text:p>
          </table:table-cell>
          <table:table-cell office:value-type="float" office:value="3.566147" table:style-name="ce9">
            <text:p>3.566147</text:p>
          </table:table-cell>
          <table:table-cell office:value-type="float" office:value="3.6911779999999998" table:style-name="ce9">
            <text:p>3.691178</text:p>
          </table:table-cell>
          <table:table-cell office:value-type="float" office:value="3.8691939999999998" table:style-name="ce9">
            <text:p>3.869194</text:p>
          </table:table-cell>
          <table:table-cell office:value-type="float" office:value="4.0416999999999996" table:style-name="ce9">
            <text:p>4.041700</text:p>
          </table:table-cell>
          <table:table-cell office:value-type="float" office:value="4.3094729999999997" table:style-name="ce9">
            <text:p>4.309473</text:p>
          </table:table-cell>
          <table:table-cell office:value-type="float" office:value="4.4873380000000003" table:style-name="ce9">
            <text:p>4.487338</text:p>
          </table:table-cell>
          <table:table-cell office:value-type="float" office:value="4.6717959999999996" table:style-name="ce9">
            <text:p>4.671796</text:p>
          </table:table-cell>
          <table:table-cell office:value-type="float" office:value="5.065728" table:style-name="ce9">
            <text:p>5.065728</text:p>
          </table:table-cell>
          <table:table-cell office:value-type="float" office:value="5.9015579999999996" table:style-name="ce9">
            <text:p>5.901558</text:p>
          </table:table-cell>
          <table:table-cell office:value-type="float" office:value="7.6956530000000001" table:style-name="ce9">
            <text:p>7.695653</text:p>
          </table:table-cell>
          <table:table-cell office:value-type="float" office:value="11.350056" table:style-name="ce9">
            <text:p>11.350056</text:p>
          </table:table-cell>
          <table:table-cell office:value-type="float" office:value="18.237714" table:style-name="ce9">
            <text:p>18.237714</text:p>
          </table:table-cell>
          <table:table-cell office:value-type="float" office:value="32.147067" table:style-name="ce9">
            <text:p>32.147067</text:p>
          </table:table-cell>
          <table:table-cell office:value-type="float" office:value="62.567360999999998" table:style-name="ce9">
            <text:p>62.567361</text:p>
          </table:table-cell>
          <table:table-cell office:value-type="float" office:value="125.425917" table:style-name="ce9">
            <text:p>125.42591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0574340000000002" table:style-name="ce9">
            <text:p>3.057434</text:p>
          </table:table-cell>
          <table:table-cell office:value-type="float" office:value="3.2109529999999999" table:style-name="ce9">
            <text:p>3.210953</text:p>
          </table:table-cell>
          <table:table-cell office:value-type="float" office:value="3.3947280000000002" table:style-name="ce9">
            <text:p>3.394728</text:p>
          </table:table-cell>
          <table:table-cell office:value-type="float" office:value="3.529773" table:style-name="ce9">
            <text:p>3.529773</text:p>
          </table:table-cell>
          <table:table-cell office:value-type="float" office:value="3.7028319999999999" table:style-name="ce9">
            <text:p>3.702832</text:p>
          </table:table-cell>
          <table:table-cell office:value-type="float" office:value="3.8637350000000001" table:style-name="ce9">
            <text:p>3.863735</text:p>
          </table:table-cell>
          <table:table-cell office:value-type="float" office:value="4.0562880000000003" table:style-name="ce9">
            <text:p>4.056288</text:p>
          </table:table-cell>
          <table:table-cell office:value-type="float" office:value="4.2912980000000003" table:style-name="ce9">
            <text:p>4.291298</text:p>
          </table:table-cell>
          <table:table-cell office:value-type="float" office:value="4.4496180000000001" table:style-name="ce9">
            <text:p>4.449618</text:p>
          </table:table-cell>
          <table:table-cell office:value-type="float" office:value="4.6617189999999997" table:style-name="ce9">
            <text:p>4.661719</text:p>
          </table:table-cell>
          <table:table-cell office:value-type="float" office:value="5.0490110000000001" table:style-name="ce9">
            <text:p>5.049011</text:p>
          </table:table-cell>
          <table:table-cell office:value-type="float" office:value="5.9030610000000001" table:style-name="ce9">
            <text:p>5.903061</text:p>
          </table:table-cell>
          <table:table-cell office:value-type="float" office:value="7.706213" table:style-name="ce9">
            <text:p>7.706213</text:p>
          </table:table-cell>
          <table:table-cell office:value-type="float" office:value="11.3565" table:style-name="ce9">
            <text:p>11.356500</text:p>
          </table:table-cell>
          <table:table-cell office:value-type="float" office:value="18.228270999999999" table:style-name="ce9">
            <text:p>18.228271</text:p>
          </table:table-cell>
          <table:table-cell office:value-type="float" office:value="32.317973000000002" table:style-name="ce9">
            <text:p>32.317973</text:p>
          </table:table-cell>
          <table:table-cell office:value-type="float" office:value="62.324438000000001" table:style-name="ce9">
            <text:p>62.324438</text:p>
          </table:table-cell>
          <table:table-cell office:value-type="float" office:value="125.192333" table:style-name="ce9">
            <text:p>125.192333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0590329999999999" table:style-name="ce9">
            <text:p>3.059033</text:p>
          </table:table-cell>
          <table:table-cell office:value-type="float" office:value="3.2147960000000002" table:style-name="ce9">
            <text:p>3.214796</text:p>
          </table:table-cell>
          <table:table-cell office:value-type="float" office:value="3.4047610000000001" table:style-name="ce9">
            <text:p>3.404761</text:p>
          </table:table-cell>
          <table:table-cell office:value-type="float" office:value="3.5504910000000001" table:style-name="ce9">
            <text:p>3.550491</text:p>
          </table:table-cell>
          <table:table-cell office:value-type="float" office:value="3.7056369999999998" table:style-name="ce9">
            <text:p>3.705637</text:p>
          </table:table-cell>
          <table:table-cell office:value-type="float" office:value="3.8742779999999999" table:style-name="ce9">
            <text:p>3.874278</text:p>
          </table:table-cell>
          <table:table-cell office:value-type="float" office:value="4.050783" table:style-name="ce9">
            <text:p>4.050783</text:p>
          </table:table-cell>
          <table:table-cell office:value-type="float" office:value="4.2905170000000004" table:style-name="ce9">
            <text:p>4.290517</text:p>
          </table:table-cell>
          <table:table-cell office:value-type="float" office:value="4.4320940000000002" table:style-name="ce9">
            <text:p>4.432094</text:p>
          </table:table-cell>
          <table:table-cell office:value-type="float" office:value="4.6340190000000003" table:style-name="ce9">
            <text:p>4.634019</text:p>
          </table:table-cell>
          <table:table-cell office:value-type="float" office:value="5.0407549999999999" table:style-name="ce9">
            <text:p>5.040755</text:p>
          </table:table-cell>
          <table:table-cell office:value-type="float" office:value="5.951568" table:style-name="ce9">
            <text:p>5.951568</text:p>
          </table:table-cell>
          <table:table-cell office:value-type="float" office:value="7.6941300000000004" table:style-name="ce9">
            <text:p>7.694130</text:p>
          </table:table-cell>
          <table:table-cell office:value-type="float" office:value="11.344265999999999" table:style-name="ce9">
            <text:p>11.344266</text:p>
          </table:table-cell>
          <table:table-cell office:value-type="float" office:value="18.209332" table:style-name="ce9">
            <text:p>18.209332</text:p>
          </table:table-cell>
          <table:table-cell office:value-type="float" office:value="32.120291000000002" table:style-name="ce9">
            <text:p>32.120291</text:p>
          </table:table-cell>
          <table:table-cell office:value-type="float" office:value="62.601205" table:style-name="ce9">
            <text:p>62.601205</text:p>
          </table:table-cell>
          <table:table-cell office:value-type="float" office:value="125.701627" table:style-name="ce9">
            <text:p>125.70162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0639729999999998" table:style-name="ce9">
            <text:p>3.063973</text:p>
          </table:table-cell>
          <table:table-cell office:value-type="float" office:value="3.228583" table:style-name="ce9">
            <text:p>3.228583</text:p>
          </table:table-cell>
          <table:table-cell office:value-type="float" office:value="3.37757" table:style-name="ce9">
            <text:p>3.377570</text:p>
          </table:table-cell>
          <table:table-cell office:value-type="float" office:value="3.5549309999999998" table:style-name="ce9">
            <text:p>3.554931</text:p>
          </table:table-cell>
          <table:table-cell office:value-type="float" office:value="3.7110699999999999" table:style-name="ce9">
            <text:p>3.711070</text:p>
          </table:table-cell>
          <table:table-cell office:value-type="float" office:value="3.874997" table:style-name="ce9">
            <text:p>3.874997</text:p>
          </table:table-cell>
          <table:table-cell office:value-type="float" office:value="4.122077" table:style-name="ce9">
            <text:p>4.122077</text:p>
          </table:table-cell>
          <table:table-cell office:value-type="float" office:value="4.3238490000000001" table:style-name="ce9">
            <text:p>4.323849</text:p>
          </table:table-cell>
          <table:table-cell office:value-type="float" office:value="4.4443570000000001" table:style-name="ce9">
            <text:p>4.444357</text:p>
          </table:table-cell>
          <table:table-cell office:value-type="float" office:value="4.641794" table:style-name="ce9">
            <text:p>4.641794</text:p>
          </table:table-cell>
          <table:table-cell office:value-type="float" office:value="5.0506690000000001" table:style-name="ce9">
            <text:p>5.050669</text:p>
          </table:table-cell>
          <table:table-cell office:value-type="float" office:value="5.9129779999999998" table:style-name="ce9">
            <text:p>5.912978</text:p>
          </table:table-cell>
          <table:table-cell office:value-type="float" office:value="7.7035070000000001" table:style-name="ce9">
            <text:p>7.703507</text:p>
          </table:table-cell>
          <table:table-cell office:value-type="float" office:value="11.367627000000001" table:style-name="ce9">
            <text:p>11.367627</text:p>
          </table:table-cell>
          <table:table-cell office:value-type="float" office:value="18.22308" table:style-name="ce9">
            <text:p>18.223080</text:p>
          </table:table-cell>
          <table:table-cell office:value-type="float" office:value="32.443531" table:style-name="ce9">
            <text:p>32.443531</text:p>
          </table:table-cell>
          <table:table-cell office:value-type="float" office:value="62.251564999999999" table:style-name="ce9">
            <text:p>62.251565</text:p>
          </table:table-cell>
          <table:table-cell office:value-type="float" office:value="125.07834099999999" table:style-name="ce9">
            <text:p>125.078341</text:p>
          </table:table-cell>
          <table:table-cell table:style-name="ce1">
            <draw:frame draw:z-index="2" draw:id="id1" draw:style-name="a1" draw:name="Grafico 3" svg:x="0.60476in" svg:y="0.12143in" svg:width="11.05238in" svg:height="6.5095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covered-table-cell/>
          <table:table-cell office:value-type="float" office:value="3.0348419999999998" table:style-name="ce9">
            <text:p>3.034842</text:p>
          </table:table-cell>
          <table:table-cell office:value-type="float" office:value="3.226051" table:style-name="ce9">
            <text:p>3.226051</text:p>
          </table:table-cell>
          <table:table-cell office:value-type="float" office:value="3.361577" table:style-name="ce9">
            <text:p>3.361577</text:p>
          </table:table-cell>
          <table:table-cell office:value-type="float" office:value="3.5466790000000001" table:style-name="ce9">
            <text:p>3.546679</text:p>
          </table:table-cell>
          <table:table-cell office:value-type="float" office:value="3.7055980000000002" table:style-name="ce9">
            <text:p>3.705598</text:p>
          </table:table-cell>
          <table:table-cell office:value-type="float" office:value="3.876144" table:style-name="ce9">
            <text:p>3.876144</text:p>
          </table:table-cell>
          <table:table-cell office:value-type="float" office:value="4.0142629999999997" table:style-name="ce9">
            <text:p>4.014263</text:p>
          </table:table-cell>
          <table:table-cell office:value-type="float" office:value="4.2900780000000003" table:style-name="ce9">
            <text:p>4.290078</text:p>
          </table:table-cell>
          <table:table-cell office:value-type="float" office:value="4.4428179999999999" table:style-name="ce9">
            <text:p>4.442818</text:p>
          </table:table-cell>
          <table:table-cell office:value-type="float" office:value="4.6624290000000004" table:style-name="ce9">
            <text:p>4.662429</text:p>
          </table:table-cell>
          <table:table-cell office:value-type="float" office:value="5.051126" table:style-name="ce9">
            <text:p>5.051126</text:p>
          </table:table-cell>
          <table:table-cell office:value-type="float" office:value="5.9150460000000002" table:style-name="ce9">
            <text:p>5.915046</text:p>
          </table:table-cell>
          <table:table-cell office:value-type="float" office:value="7.7067180000000004" table:style-name="ce9">
            <text:p>7.706718</text:p>
          </table:table-cell>
          <table:table-cell office:value-type="float" office:value="11.355045" table:style-name="ce9">
            <text:p>11.355045</text:p>
          </table:table-cell>
          <table:table-cell office:value-type="float" office:value="18.215371000000001" table:style-name="ce9">
            <text:p>18.215371</text:p>
          </table:table-cell>
          <table:table-cell office:value-type="float" office:value="32.445982999999998" table:style-name="ce9">
            <text:p>32.445983</text:p>
          </table:table-cell>
          <table:table-cell office:value-type="float" office:value="62.306987999999997" table:style-name="ce9">
            <text:p>62.306988</text:p>
          </table:table-cell>
          <table:table-cell office:value-type="float" office:value="124.743842" table:style-name="ce9">
            <text:p>124.743842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Preprocess</text:p>
          </table:table-cell>
          <table:table-cell office:value-type="float" office:value="3.0713626000000001" table:formula="of:=AVERAGE([.B17:.B21])" table:style-name="ce8">
            <text:p>3.0713626</text:p>
          </table:table-cell>
          <table:table-cell office:value-type="float" office:value="3.2215384" table:formula="of:=AVERAGE([.C17:.C21])" table:style-name="ce8">
            <text:p>3.2215384</text:p>
          </table:table-cell>
          <table:table-cell office:value-type="float" office:value="3.3818972" table:formula="of:=AVERAGE([.D17:.D21])" table:style-name="ce8">
            <text:p>3.3818972</text:p>
          </table:table-cell>
          <table:table-cell office:value-type="float" office:value="3.5496042000000001" table:formula="of:=AVERAGE([.E17:.E21])" table:style-name="ce8">
            <text:p>3.5496042</text:p>
          </table:table-cell>
          <table:table-cell office:value-type="float" office:value="3.7032629999999997" table:formula="of:=AVERAGE([.F17:.F21])" table:style-name="ce8">
            <text:p>3.703263</text:p>
          </table:table-cell>
          <table:table-cell office:value-type="float" office:value="3.8716695999999997" table:formula="of:=AVERAGE([.G17:.G21])" table:style-name="ce8">
            <text:p>3.8716696</text:p>
          </table:table-cell>
          <table:table-cell office:value-type="float" office:value="4.0570222000000005" table:formula="of:=AVERAGE([.H17:.H21])" table:style-name="ce8">
            <text:p>4.0570222</text:p>
          </table:table-cell>
          <table:table-cell office:value-type="float" office:value="4.3010429999999999" table:formula="of:=AVERAGE([.I17:.I21])" table:style-name="ce8">
            <text:p>4.301043</text:p>
          </table:table-cell>
          <table:table-cell office:value-type="float" office:value="4.4512450000000001" table:formula="of:=AVERAGE([.J17:.J21])" table:style-name="ce8">
            <text:p>4.451245</text:p>
          </table:table-cell>
          <table:table-cell office:value-type="float" office:value="4.6543513999999995" table:formula="of:=AVERAGE([.K17:.K21])" table:style-name="ce8">
            <text:p>4.6543514</text:p>
          </table:table-cell>
          <table:table-cell office:value-type="float" office:value="5.0514577999999997" table:formula="of:=AVERAGE([.L17:.L21])" table:style-name="ce8">
            <text:p>5.0514578</text:p>
          </table:table-cell>
          <table:table-cell office:value-type="float" office:value="5.9168421999999996" table:formula="of:=AVERAGE([.M17:.M21])" table:style-name="ce8">
            <text:p>5.9168422</text:p>
          </table:table-cell>
          <table:table-cell office:value-type="float" office:value="7.7012442000000005" table:formula="of:=AVERAGE([.N17:.N21])" table:style-name="ce8">
            <text:p>7.7012442</text:p>
          </table:table-cell>
          <table:table-cell office:value-type="float" office:value="11.3546988" table:formula="of:=AVERAGE([.O17:.O21])" table:style-name="ce8">
            <text:p>11.3546988</text:p>
          </table:table-cell>
          <table:table-cell office:value-type="float" office:value="18.222753600000001" table:formula="of:=AVERAGE([.P17:.P21])" table:style-name="ce8">
            <text:p>18.2227536</text:p>
          </table:table-cell>
          <table:table-cell office:value-type="float" office:value="32.294969000000002" table:formula="of:=AVERAGE([.Q17:.Q21])" table:style-name="ce8">
            <text:p>32.294969</text:p>
          </table:table-cell>
          <table:table-cell office:value-type="float" office:value="62.410311399999998" table:formula="of:=AVERAGE([.R17:.R21])" table:style-name="ce8">
            <text:p>62.4103114</text:p>
          </table:table-cell>
          <table:table-cell office:value-type="float" office:value="125.22841200000001" table:formula="of:=AVERAGE([.S17:.S21])" table:style-name="ce8">
            <text:p>125.228412</text:p>
          </table:table-cell>
          <table:table-cell table:number-columns-repeated="16365"/>
        </table:table-row>
        <table:table-row table:style-name="ro1">
          <table:table-cell office:value-type="string" table:style-name="ce10">
            <text:p>#Qbit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10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9">
            <text:p>GPU + preproc + 3 call in one</text:p>
          </table:table-cell>
          <table:table-cell office:value-type="float" office:value="3.5128889999999999" table:style-name="ce11">
            <text:p>3.512889</text:p>
          </table:table-cell>
          <table:table-cell office:value-type="float" office:value="3.7081300000000001" table:style-name="ce11">
            <text:p>3.70813</text:p>
          </table:table-cell>
          <table:table-cell office:value-type="float" office:value="3.9532349999999998" table:style-name="ce11">
            <text:p>3.953235</text:p>
          </table:table-cell>
          <table:table-cell office:value-type="float" office:value="4.2152339999999997" table:style-name="ce11">
            <text:p>4.215234</text:p>
          </table:table-cell>
          <table:table-cell office:value-type="float" office:value="4.4862190000000002" table:style-name="ce11">
            <text:p>4.486219</text:p>
          </table:table-cell>
          <table:table-cell office:value-type="float" office:value="4.745552" table:style-name="ce11">
            <text:p>4.745552</text:p>
          </table:table-cell>
          <table:table-cell office:value-type="float" office:value="5.0484349999999996" table:style-name="ce11">
            <text:p>5.048435</text:p>
          </table:table-cell>
          <table:table-cell office:value-type="float" office:value="5.2999450000000001" table:style-name="ce11">
            <text:p>5.299945</text:p>
          </table:table-cell>
          <table:table-cell office:value-type="float" office:value="5.6124840000000003" table:style-name="ce11">
            <text:p>5.612484</text:p>
          </table:table-cell>
          <table:table-cell office:value-type="float" office:value="5.8432250000000003" table:style-name="ce11">
            <text:p>5.843225</text:p>
          </table:table-cell>
          <table:table-cell office:value-type="float" office:value="6.162452" table:style-name="ce11">
            <text:p>6.162452</text:p>
          </table:table-cell>
          <table:table-cell office:value-type="float" office:value="8.7139980000000001" table:style-name="ce11">
            <text:p>8.713998</text:p>
          </table:table-cell>
          <table:table-cell office:value-type="float" office:value="14.179387" table:style-name="ce11">
            <text:p>14.179387</text:p>
          </table:table-cell>
          <table:table-cell office:value-type="float" office:value="25.461898999999999" table:style-name="ce11">
            <text:p>25.461899</text:p>
          </table:table-cell>
          <table:table-cell office:value-type="float" office:value="49.475710999999997" table:style-name="ce11">
            <text:p>49.475711</text:p>
          </table:table-cell>
          <table:table-cell office:value-type="float" office:value="99.265066000000004" table:style-name="ce11">
            <text:p>99.265066</text:p>
          </table:table-cell>
          <table:table-cell office:value-type="float" office:value="204.57048800000001" table:style-name="ce11">
            <text:p>204.570488</text:p>
          </table:table-cell>
          <table:table-cell office:value-type="float" office:value="424.139633" table:style-name="ce11">
            <text:p>424.139633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6109330000000002" table:style-name="ce11">
            <text:p>3.610933</text:p>
          </table:table-cell>
          <table:table-cell office:value-type="float" office:value="3.7056019999999998" table:style-name="ce11">
            <text:p>3.705602</text:p>
          </table:table-cell>
          <table:table-cell office:value-type="float" office:value="3.9668960000000002" table:style-name="ce11">
            <text:p>3.966896</text:p>
          </table:table-cell>
          <table:table-cell office:value-type="float" office:value="4.2072390000000004" table:style-name="ce11">
            <text:p>4.207239</text:p>
          </table:table-cell>
          <table:table-cell office:value-type="float" office:value="4.5058949999999998" table:style-name="ce11">
            <text:p>4.505895</text:p>
          </table:table-cell>
          <table:table-cell office:value-type="float" office:value="4.7578719999999999" table:style-name="ce11">
            <text:p>4.757872</text:p>
          </table:table-cell>
          <table:table-cell office:value-type="float" office:value="5.0388400000000004" table:style-name="ce11">
            <text:p>5.03884</text:p>
          </table:table-cell>
          <table:table-cell office:value-type="float" office:value="5.2952969999999997" table:style-name="ce11">
            <text:p>5.295297</text:p>
          </table:table-cell>
          <table:table-cell office:value-type="float" office:value="5.5902310000000002" table:style-name="ce11">
            <text:p>5.590231</text:p>
          </table:table-cell>
          <table:table-cell office:value-type="float" office:value="5.8598559999999997" table:style-name="ce11">
            <text:p>5.859856</text:p>
          </table:table-cell>
          <table:table-cell office:value-type="float" office:value="6.1866099999999999" table:style-name="ce11">
            <text:p>6.18661</text:p>
          </table:table-cell>
          <table:table-cell office:value-type="float" office:value="8.7639770000000006" table:style-name="ce11">
            <text:p>8.763977</text:p>
          </table:table-cell>
          <table:table-cell office:value-type="float" office:value="14.165385000000001" table:style-name="ce11">
            <text:p>14.165385</text:p>
          </table:table-cell>
          <table:table-cell office:value-type="float" office:value="25.571421000000001" table:style-name="ce11">
            <text:p>25.571421</text:p>
          </table:table-cell>
          <table:table-cell office:value-type="float" office:value="49.496381" table:style-name="ce11">
            <text:p>49.496381</text:p>
          </table:table-cell>
          <table:table-cell office:value-type="float" office:value="99.216759999999994" table:style-name="ce11">
            <text:p>99.21676</text:p>
          </table:table-cell>
          <table:table-cell office:value-type="float" office:value="204.56764200000001" table:style-name="ce11">
            <text:p>204.567642</text:p>
          </table:table-cell>
          <table:table-cell office:value-type="float" office:value="424.11101000000002" table:style-name="ce11">
            <text:p>424.1110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251490000000002" table:style-name="ce11">
            <text:p>3.425149</text:p>
          </table:table-cell>
          <table:table-cell office:value-type="float" office:value="3.699805" table:style-name="ce11">
            <text:p>3.699805</text:p>
          </table:table-cell>
          <table:table-cell office:value-type="float" office:value="3.961265" table:style-name="ce11">
            <text:p>3.961265</text:p>
          </table:table-cell>
          <table:table-cell office:value-type="float" office:value="4.1953519999999997" table:style-name="ce11">
            <text:p>4.195352</text:p>
          </table:table-cell>
          <table:table-cell office:value-type="float" office:value="4.501525" table:style-name="ce11">
            <text:p>4.501525</text:p>
          </table:table-cell>
          <table:table-cell office:value-type="float" office:value="4.7668369999999998" table:style-name="ce11">
            <text:p>4.766837</text:p>
          </table:table-cell>
          <table:table-cell office:value-type="float" office:value="5.0598609999999997" table:style-name="ce11">
            <text:p>5.059861</text:p>
          </table:table-cell>
          <table:table-cell office:value-type="float" office:value="5.3337669999999999" table:style-name="ce11">
            <text:p>5.333767</text:p>
          </table:table-cell>
          <table:table-cell office:value-type="float" office:value="5.5927939999999996" table:style-name="ce11">
            <text:p>5.592794</text:p>
          </table:table-cell>
          <table:table-cell office:value-type="float" office:value="5.8802260000000004" table:style-name="ce11">
            <text:p>5.880226</text:p>
          </table:table-cell>
          <table:table-cell office:value-type="float" office:value="6.2077629999999999" table:style-name="ce11">
            <text:p>6.207763</text:p>
          </table:table-cell>
          <table:table-cell office:value-type="float" office:value="8.7331800000000008" table:style-name="ce11">
            <text:p>8.73318</text:p>
          </table:table-cell>
          <table:table-cell office:value-type="float" office:value="14.155151999999999" table:style-name="ce11">
            <text:p>14.155152</text:p>
          </table:table-cell>
          <table:table-cell office:value-type="float" office:value="25.555112000000001" table:style-name="ce11">
            <text:p>25.555112</text:p>
          </table:table-cell>
          <table:table-cell office:value-type="float" office:value="49.486418999999998" table:style-name="ce11">
            <text:p>49.486419</text:p>
          </table:table-cell>
          <table:table-cell office:value-type="float" office:value="99.235439999999997" table:style-name="ce11">
            <text:p>99.23544</text:p>
          </table:table-cell>
          <table:table-cell office:value-type="float" office:value="204.54000400000001" table:style-name="ce11">
            <text:p>204.540004</text:p>
          </table:table-cell>
          <table:table-cell office:value-type="float" office:value="424.27162499999997" table:style-name="ce11">
            <text:p>424.27162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43508" table:style-name="ce11">
            <text:p>3.443508</text:p>
          </table:table-cell>
          <table:table-cell office:value-type="float" office:value="3.7127240000000001" table:style-name="ce11">
            <text:p>3.712724</text:p>
          </table:table-cell>
          <table:table-cell office:value-type="float" office:value="3.951533" table:style-name="ce11">
            <text:p>3.951533</text:p>
          </table:table-cell>
          <table:table-cell office:value-type="float" office:value="4.2247570000000003" table:style-name="ce11">
            <text:p>4.224757</text:p>
          </table:table-cell>
          <table:table-cell office:value-type="float" office:value="4.4872339999999999" table:style-name="ce11">
            <text:p>4.487234</text:p>
          </table:table-cell>
          <table:table-cell office:value-type="float" office:value="4.7461729999999998" table:style-name="ce11">
            <text:p>4.746173</text:p>
          </table:table-cell>
          <table:table-cell office:value-type="float" office:value="5.039606" table:style-name="ce11">
            <text:p>5.039606</text:p>
          </table:table-cell>
          <table:table-cell office:value-type="float" office:value="5.3401079999999999" table:style-name="ce11">
            <text:p>5.340108</text:p>
          </table:table-cell>
          <table:table-cell office:value-type="float" office:value="5.5884549999999997" table:style-name="ce11">
            <text:p>5.588455</text:p>
          </table:table-cell>
          <table:table-cell office:value-type="float" office:value="5.8372349999999997" table:style-name="ce11">
            <text:p>5.837235</text:p>
          </table:table-cell>
          <table:table-cell office:value-type="float" office:value="6.15273" table:style-name="ce11">
            <text:p>6.15273</text:p>
          </table:table-cell>
          <table:table-cell office:value-type="float" office:value="8.7248450000000002" table:style-name="ce11">
            <text:p>8.724845</text:p>
          </table:table-cell>
          <table:table-cell office:value-type="float" office:value="14.164303" table:style-name="ce11">
            <text:p>14.164303</text:p>
          </table:table-cell>
          <table:table-cell office:value-type="float" office:value="25.615379999999998" table:style-name="ce11">
            <text:p>25.61538</text:p>
          </table:table-cell>
          <table:table-cell office:value-type="float" office:value="49.475085999999997" table:style-name="ce11">
            <text:p>49.475086</text:p>
          </table:table-cell>
          <table:table-cell office:value-type="float" office:value="99.278585000000007" table:style-name="ce11">
            <text:p>99.278585</text:p>
          </table:table-cell>
          <table:table-cell office:value-type="float" office:value="204.533748" table:style-name="ce11">
            <text:p>204.533748</text:p>
          </table:table-cell>
          <table:table-cell office:value-type="float" office:value="424.22645199999999" table:style-name="ce11">
            <text:p>424.22645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382519999999999" table:style-name="ce11">
            <text:p>3.438252</text:p>
          </table:table-cell>
          <table:table-cell office:value-type="float" office:value="3.6921349999999999" table:style-name="ce11">
            <text:p>3.692135</text:p>
          </table:table-cell>
          <table:table-cell office:value-type="float" office:value="3.9734050000000001" table:style-name="ce11">
            <text:p>3.973405</text:p>
          </table:table-cell>
          <table:table-cell office:value-type="float" office:value="4.2189759999999996" table:style-name="ce11">
            <text:p>4.218976</text:p>
          </table:table-cell>
          <table:table-cell office:value-type="float" office:value="4.5019210000000003" table:style-name="ce11">
            <text:p>4.501921</text:p>
          </table:table-cell>
          <table:table-cell office:value-type="float" office:value="4.7675380000000001" table:style-name="ce11">
            <text:p>4.767538</text:p>
          </table:table-cell>
          <table:table-cell office:value-type="float" office:value="5.0580990000000003" table:style-name="ce11">
            <text:p>5.058099</text:p>
          </table:table-cell>
          <table:table-cell office:value-type="float" office:value="5.4186139999999998" table:style-name="ce11">
            <text:p>5.418614</text:p>
          </table:table-cell>
          <table:table-cell office:value-type="float" office:value="5.596152" table:style-name="ce11">
            <text:p>5.596152</text:p>
          </table:table-cell>
          <table:table-cell office:value-type="float" office:value="6.4002129999999999" table:style-name="ce11">
            <text:p>6.400213</text:p>
          </table:table-cell>
          <table:table-cell office:value-type="float" office:value="6.168679" table:style-name="ce11">
            <text:p>6.168679</text:p>
          </table:table-cell>
          <table:table-cell office:value-type="float" office:value="8.7242160000000002" table:style-name="ce11">
            <text:p>8.724216</text:p>
          </table:table-cell>
          <table:table-cell office:value-type="float" office:value="14.154961999999999" table:style-name="ce11">
            <text:p>14.154962</text:p>
          </table:table-cell>
          <table:table-cell office:value-type="float" office:value="25.556356999999998" table:style-name="ce11">
            <text:p>25.556357</text:p>
          </table:table-cell>
          <table:table-cell office:value-type="float" office:value="49.470146999999997" table:style-name="ce11">
            <text:p>49.470147</text:p>
          </table:table-cell>
          <table:table-cell office:value-type="float" office:value="99.233259000000004" table:style-name="ce11">
            <text:p>99.233259</text:p>
          </table:table-cell>
          <table:table-cell office:value-type="float" office:value="204.52663999999999" table:style-name="ce11">
            <text:p>204.52664</text:p>
          </table:table-cell>
          <table:table-cell office:value-type="float" office:value="424.08980200000002" table:style-name="ce11">
            <text:p>424.089802</text:p>
          </table:table-cell>
          <table:table-cell table:number-columns-repeated="16365"/>
        </table:table-row>
        <table:table-row table:style-name="ro1">
          <table:table-cell office:value-type="string" table:style-name="ce10">
            <text:p>Preprocess 3 in 1</text:p>
          </table:table-cell>
          <table:table-cell office:value-type="float" office:value="3.4861462000000003" table:formula="of:=AVERAGE([.B24:.B28])" table:style-name="ce10">
            <text:p>3.4861462</text:p>
          </table:table-cell>
          <table:table-cell office:value-type="float" office:value="3.7036791999999998" table:formula="of:=AVERAGE([.C24:.C28])" table:style-name="ce10">
            <text:p>3.7036792</text:p>
          </table:table-cell>
          <table:table-cell office:value-type="float" office:value="3.9612667999999998" table:formula="of:=AVERAGE([.D24:.D28])" table:style-name="ce10">
            <text:p>3.9612668</text:p>
          </table:table-cell>
          <table:table-cell office:value-type="float" office:value="4.2123115999999996" table:formula="of:=AVERAGE([.E24:.E28])" table:style-name="ce10">
            <text:p>4.2123116</text:p>
          </table:table-cell>
          <table:table-cell office:value-type="float" office:value="4.4965588000000007" table:formula="of:=AVERAGE([.F24:.F28])" table:style-name="ce10">
            <text:p>4.4965588</text:p>
          </table:table-cell>
          <table:table-cell office:value-type="float" office:value="4.7567943999999995" table:formula="of:=AVERAGE([.G24:.G28])" table:style-name="ce10">
            <text:p>4.7567944</text:p>
          </table:table-cell>
          <table:table-cell office:value-type="float" office:value="5.0489682" table:formula="of:=AVERAGE([.H24:.H28])" table:style-name="ce10">
            <text:p>5.0489682</text:p>
          </table:table-cell>
          <table:table-cell office:value-type="float" office:value="5.3375462000000002" table:formula="of:=AVERAGE([.I24:.I28])" table:style-name="ce10">
            <text:p>5.3375462</text:p>
          </table:table-cell>
          <table:table-cell office:value-type="float" office:value="5.5960232000000003" table:formula="of:=AVERAGE([.J24:.J28])" table:style-name="ce10">
            <text:p>5.5960232</text:p>
          </table:table-cell>
          <table:table-cell office:value-type="float" office:value="5.9641510000000002" table:formula="of:=AVERAGE([.K24:.K28])" table:style-name="ce10">
            <text:p>5.964151</text:p>
          </table:table-cell>
          <table:table-cell office:value-type="float" office:value="6.1756468000000009" table:formula="of:=AVERAGE([.L24:.L28])" table:style-name="ce10">
            <text:p>6.1756468</text:p>
          </table:table-cell>
          <table:table-cell office:value-type="float" office:value="8.7320431999999997" table:formula="of:=AVERAGE([.M24:.M28])" table:style-name="ce10">
            <text:p>8.7320432</text:p>
          </table:table-cell>
          <table:table-cell office:value-type="float" office:value="14.1638378" table:formula="of:=AVERAGE([.N24:.N28])" table:style-name="ce10">
            <text:p>14.1638378</text:p>
          </table:table-cell>
          <table:table-cell office:value-type="float" office:value="25.552033800000004" table:formula="of:=AVERAGE([.O24:.O28])" table:style-name="ce10">
            <text:p>25.5520338</text:p>
          </table:table-cell>
          <table:table-cell office:value-type="float" office:value="49.480748800000001" table:formula="of:=AVERAGE([.P24:.P28])" table:style-name="ce10">
            <text:p>49.4807488</text:p>
          </table:table-cell>
          <table:table-cell office:value-type="float" office:value="99.245822000000004" table:formula="of:=AVERAGE([.Q24:.Q28])" table:style-name="ce10">
            <text:p>99.245822</text:p>
          </table:table-cell>
          <table:table-cell office:value-type="float" office:value="204.54770440000001" table:formula="of:=AVERAGE([.R24:.R28])" table:style-name="ce10">
            <text:p>204.5477044</text:p>
          </table:table-cell>
          <table:table-cell office:value-type="float" office:value="424.16770439999999" table:formula="of:=AVERAGE([.S24:.S28])" table:style-name="ce10">
            <text:p>424.167704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#Qbit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0">
            <text:p>GPU + preproc 4x4</text:p>
          </table:table-cell>
          <table:table-cell office:value-type="float" office:value="0.36221500000000001" table:style-name="ce12">
            <text:p>0.36222</text:p>
          </table:table-cell>
          <table:table-cell office:value-type="float" office:value="0.33045400000000003" table:style-name="ce12">
            <text:p>0.33045</text:p>
          </table:table-cell>
          <table:table-cell office:value-type="float" office:value="0.39034999999999997" table:style-name="ce12">
            <text:p>0.39035</text:p>
          </table:table-cell>
          <table:table-cell office:value-type="float" office:value="0.41631000000000001" table:style-name="ce12">
            <text:p>0.41631</text:p>
          </table:table-cell>
          <table:table-cell office:value-type="float" office:value="0.478186" table:style-name="ce12">
            <text:p>0.47819</text:p>
          </table:table-cell>
          <table:table-cell office:value-type="float" office:value="0.50693500000000002" table:style-name="ce12">
            <text:p>0.50694</text:p>
          </table:table-cell>
          <table:table-cell office:value-type="float" office:value="0.55255299999999996" table:style-name="ce12">
            <text:p>0.55255</text:p>
          </table:table-cell>
          <table:table-cell office:value-type="float" office:value="0.59724299999999997" table:style-name="ce12">
            <text:p>0.59724</text:p>
          </table:table-cell>
          <table:table-cell office:value-type="float" office:value="0.63465700000000003" table:style-name="ce12">
            <text:p>0.63466</text:p>
          </table:table-cell>
          <table:table-cell office:value-type="float" office:value="0.68390799999999996" table:style-name="ce12">
            <text:p>0.68391</text:p>
          </table:table-cell>
          <table:table-cell office:value-type="float" office:value="0.72827699999999995" table:style-name="ce12">
            <text:p>0.72828</text:p>
          </table:table-cell>
          <table:table-cell office:value-type="float" office:value="0.770702" table:style-name="ce12">
            <text:p>0.77070</text:p>
          </table:table-cell>
          <table:table-cell office:value-type="float" office:value="1.0938509999999999" table:style-name="ce12">
            <text:p>1.09385</text:p>
          </table:table-cell>
          <table:table-cell office:value-type="float" office:value="2.5860759999999998" table:style-name="ce12">
            <text:p>2.58608</text:p>
          </table:table-cell>
          <table:table-cell office:value-type="float" office:value="4.7524579999999998" table:style-name="ce12">
            <text:p>4.75246</text:p>
          </table:table-cell>
          <table:table-cell office:value-type="float" office:value="9.2446649999999995" table:style-name="ce12">
            <text:p>9.24467</text:p>
          </table:table-cell>
          <table:table-cell office:value-type="float" office:value="22.2912" table:style-name="ce12">
            <text:p>22.29120</text:p>
          </table:table-cell>
          <table:table-cell office:value-type="float" office:value="51.681314" table:style-name="ce12">
            <text:p>51.6813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143899999999999" table:style-name="ce12">
            <text:p>0.28144</text:p>
          </table:table-cell>
          <table:table-cell office:value-type="float" office:value="0.33388299999999999" table:style-name="ce12">
            <text:p>0.33388</text:p>
          </table:table-cell>
          <table:table-cell office:value-type="float" office:value="0.37391099999999999" table:style-name="ce12">
            <text:p>0.37391</text:p>
          </table:table-cell>
          <table:table-cell office:value-type="float" office:value="0.43348300000000001" table:style-name="ce12">
            <text:p>0.43348</text:p>
          </table:table-cell>
          <table:table-cell office:value-type="float" office:value="0.47888900000000001" table:style-name="ce12">
            <text:p>0.47889</text:p>
          </table:table-cell>
          <table:table-cell office:value-type="float" office:value="0.50447399999999998" table:style-name="ce12">
            <text:p>0.50447</text:p>
          </table:table-cell>
          <table:table-cell office:value-type="float" office:value="0.54935999999999996" table:style-name="ce12">
            <text:p>0.54936</text:p>
          </table:table-cell>
          <table:table-cell office:value-type="float" office:value="0.59424299999999997" table:style-name="ce12">
            <text:p>0.59424</text:p>
          </table:table-cell>
          <table:table-cell office:value-type="float" office:value="0.63506700000000005" table:style-name="ce12">
            <text:p>0.63507</text:p>
          </table:table-cell>
          <table:table-cell office:value-type="float" office:value="0.69457899999999995" table:style-name="ce12">
            <text:p>0.69458</text:p>
          </table:table-cell>
          <table:table-cell office:value-type="float" office:value="0.74695599999999995" table:style-name="ce12">
            <text:p>0.74696</text:p>
          </table:table-cell>
          <table:table-cell office:value-type="float" office:value="0.76882099999999998" table:style-name="ce12">
            <text:p>0.76882</text:p>
          </table:table-cell>
          <table:table-cell office:value-type="float" office:value="1.0874710000000001" table:style-name="ce12">
            <text:p>1.08747</text:p>
          </table:table-cell>
          <table:table-cell office:value-type="float" office:value="2.5894159999999999" table:style-name="ce12">
            <text:p>2.58942</text:p>
          </table:table-cell>
          <table:table-cell office:value-type="float" office:value="4.7504379999999999" table:style-name="ce12">
            <text:p>4.75044</text:p>
          </table:table-cell>
          <table:table-cell office:value-type="float" office:value="9.2417250000000006" table:style-name="ce12">
            <text:p>9.24173</text:p>
          </table:table-cell>
          <table:table-cell office:value-type="float" office:value="26.471198999999999" table:style-name="ce12">
            <text:p>26.47120</text:p>
          </table:table-cell>
          <table:table-cell office:value-type="float" office:value="51.709139999999998" table:style-name="ce12">
            <text:p>51.7091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053600000000001" table:style-name="ce12">
            <text:p>0.28054</text:p>
          </table:table-cell>
          <table:table-cell office:value-type="float" office:value="0.34852499999999997" table:style-name="ce12">
            <text:p>0.34853</text:p>
          </table:table-cell>
          <table:table-cell office:value-type="float" office:value="0.39424999999999999" table:style-name="ce12">
            <text:p>0.39425</text:p>
          </table:table-cell>
          <table:table-cell office:value-type="float" office:value="0.43895800000000001" table:style-name="ce12">
            <text:p>0.43896</text:p>
          </table:table-cell>
          <table:table-cell office:value-type="float" office:value="0.46160400000000001" table:style-name="ce12">
            <text:p>0.46160</text:p>
          </table:table-cell>
          <table:table-cell office:value-type="float" office:value="0.507297" table:style-name="ce12">
            <text:p>0.50730</text:p>
          </table:table-cell>
          <table:table-cell office:value-type="float" office:value="0.54922300000000002" table:style-name="ce12">
            <text:p>0.54922</text:p>
          </table:table-cell>
          <table:table-cell office:value-type="float" office:value="0.59301400000000004" table:style-name="ce12">
            <text:p>0.59301</text:p>
          </table:table-cell>
          <table:table-cell office:value-type="float" office:value="0.64009099999999997" table:style-name="ce12">
            <text:p>0.64009</text:p>
          </table:table-cell>
          <table:table-cell office:value-type="float" office:value="0.68362699999999998" table:style-name="ce12">
            <text:p>0.68363</text:p>
          </table:table-cell>
          <table:table-cell office:value-type="float" office:value="0.72880599999999995" table:style-name="ce12">
            <text:p>0.72881</text:p>
          </table:table-cell>
          <table:table-cell office:value-type="float" office:value="0.76593299999999997" table:style-name="ce12">
            <text:p>0.76593</text:p>
          </table:table-cell>
          <table:table-cell office:value-type="float" office:value="1.0865629999999999" table:style-name="ce12">
            <text:p>1.08656</text:p>
          </table:table-cell>
          <table:table-cell office:value-type="float" office:value="2.590017" table:style-name="ce12">
            <text:p>2.59002</text:p>
          </table:table-cell>
          <table:table-cell office:value-type="float" office:value="4.7507409999999997" table:style-name="ce12">
            <text:p>4.75074</text:p>
          </table:table-cell>
          <table:table-cell office:value-type="float" office:value="9.2456669999999992" table:style-name="ce12">
            <text:p>9.24567</text:p>
          </table:table-cell>
          <table:table-cell office:value-type="float" office:value="26.217472999999998" table:style-name="ce12">
            <text:p>26.21747</text:p>
          </table:table-cell>
          <table:table-cell office:value-type="float" office:value="51.956938999999998" table:style-name="ce12">
            <text:p>51.9569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809499999999999" table:style-name="ce12">
            <text:p>0.28810</text:p>
          </table:table-cell>
          <table:table-cell office:value-type="float" office:value="0.332347" table:style-name="ce12">
            <text:p>0.33235</text:p>
          </table:table-cell>
          <table:table-cell office:value-type="float" office:value="0.373004" table:style-name="ce12">
            <text:p>0.37300</text:p>
          </table:table-cell>
          <table:table-cell office:value-type="float" office:value="0.43515900000000002" table:style-name="ce12">
            <text:p>0.43516</text:p>
          </table:table-cell>
          <table:table-cell office:value-type="float" office:value="0.48456700000000003" table:style-name="ce12">
            <text:p>0.48457</text:p>
          </table:table-cell>
          <table:table-cell office:value-type="float" office:value="0.50517500000000004" table:style-name="ce12">
            <text:p>0.50518</text:p>
          </table:table-cell>
          <table:table-cell office:value-type="float" office:value="0.54922000000000004" table:style-name="ce12">
            <text:p>0.54922</text:p>
          </table:table-cell>
          <table:table-cell office:value-type="float" office:value="0.62000999999999995" table:style-name="ce12">
            <text:p>0.62001</text:p>
          </table:table-cell>
          <table:table-cell office:value-type="float" office:value="0.64436199999999999" table:style-name="ce12">
            <text:p>0.64436</text:p>
          </table:table-cell>
          <table:table-cell office:value-type="float" office:value="0.68333900000000003" table:style-name="ce12">
            <text:p>0.68334</text:p>
          </table:table-cell>
          <table:table-cell office:value-type="float" office:value="0.74454600000000004" table:style-name="ce12">
            <text:p>0.74455</text:p>
          </table:table-cell>
          <table:table-cell office:value-type="float" office:value="0.77635299999999996" table:style-name="ce12">
            <text:p>0.77635</text:p>
          </table:table-cell>
          <table:table-cell office:value-type="float" office:value="1.087534" table:style-name="ce12">
            <text:p>1.08753</text:p>
          </table:table-cell>
          <table:table-cell office:value-type="float" office:value="2.5893790000000001" table:style-name="ce12">
            <text:p>2.58938</text:p>
          </table:table-cell>
          <table:table-cell office:value-type="float" office:value="4.752974" table:style-name="ce12">
            <text:p>4.75297</text:p>
          </table:table-cell>
          <table:table-cell office:value-type="float" office:value="9.2404879999999991" table:style-name="ce12">
            <text:p>9.24049</text:p>
          </table:table-cell>
          <table:table-cell office:value-type="float" office:value="26.291045" table:style-name="ce12">
            <text:p>26.29105</text:p>
          </table:table-cell>
          <table:table-cell office:value-type="float" office:value="51.554867999999999" table:style-name="ce12">
            <text:p>51.5548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8085199999999999" table:style-name="ce12">
            <text:p>0.28085</text:p>
          </table:table-cell>
          <table:table-cell office:value-type="float" office:value="0.33058700000000002" table:style-name="ce12">
            <text:p>0.33059</text:p>
          </table:table-cell>
          <table:table-cell office:value-type="float" office:value="0.392901" table:style-name="ce12">
            <text:p>0.39290</text:p>
          </table:table-cell>
          <table:table-cell office:value-type="float" office:value="0.43673600000000001" table:style-name="ce12">
            <text:p>0.43674</text:p>
          </table:table-cell>
          <table:table-cell office:value-type="float" office:value="0.48176000000000002" table:style-name="ce12">
            <text:p>0.48176</text:p>
          </table:table-cell>
          <table:table-cell office:value-type="float" office:value="0.512096" table:style-name="ce12">
            <text:p>0.51210</text:p>
          </table:table-cell>
          <table:table-cell office:value-type="float" office:value="0.54955500000000002" table:style-name="ce12">
            <text:p>0.54956</text:p>
          </table:table-cell>
          <table:table-cell office:value-type="float" office:value="0.59895500000000002" table:style-name="ce12">
            <text:p>0.59896</text:p>
          </table:table-cell>
          <table:table-cell office:value-type="float" office:value="0.63743399999999995" table:style-name="ce12">
            <text:p>0.63743</text:p>
          </table:table-cell>
          <table:table-cell office:value-type="float" office:value="0.70799999999999996" table:style-name="ce12">
            <text:p>0.70800</text:p>
          </table:table-cell>
          <table:table-cell office:value-type="float" office:value="0.72897699999999999" table:style-name="ce12">
            <text:p>0.72898</text:p>
          </table:table-cell>
          <table:table-cell office:value-type="float" office:value="0.77645399999999998" table:style-name="ce12">
            <text:p>0.77645</text:p>
          </table:table-cell>
          <table:table-cell office:value-type="float" office:value="1.0891919999999999" table:style-name="ce12">
            <text:p>1.08919</text:p>
          </table:table-cell>
          <table:table-cell office:value-type="float" office:value="2.5888100000000001" table:style-name="ce12">
            <text:p>2.58881</text:p>
          </table:table-cell>
          <table:table-cell office:value-type="float" office:value="4.7500289999999996" table:style-name="ce12">
            <text:p>4.75003</text:p>
          </table:table-cell>
          <table:table-cell office:value-type="float" office:value="9.2389410000000005" table:style-name="ce12">
            <text:p>9.23894</text:p>
          </table:table-cell>
          <table:table-cell office:value-type="float" office:value="26.108312000000002" table:style-name="ce12">
            <text:p>26.10831</text:p>
          </table:table-cell>
          <table:table-cell office:value-type="float" office:value="51.407730000000001" table:style-name="ce12">
            <text:p>51.4077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4x4</text:p>
          </table:table-cell>
          <table:table-cell office:value-type="float" office:value="0.29862739999999999" table:formula="of:=AVERAGE([.B31:.B35])" table:style-name="ce2">
            <text:p>0.2986274</text:p>
          </table:table-cell>
          <table:table-cell office:value-type="float" office:value="0.33515919999999999" table:formula="of:=AVERAGE([.C31:.C35])" table:style-name="ce2">
            <text:p>0.3351592</text:p>
          </table:table-cell>
          <table:table-cell office:value-type="float" office:value="0.38488319999999993" table:formula="of:=AVERAGE([.D31:.D35])" table:style-name="ce2">
            <text:p>0.3848832</text:p>
          </table:table-cell>
          <table:table-cell office:value-type="float" office:value="0.43212919999999999" table:formula="of:=AVERAGE([.E31:.E35])" table:style-name="ce2">
            <text:p>0.4321292</text:p>
          </table:table-cell>
          <table:table-cell office:value-type="float" office:value="0.47700120000000001" table:formula="of:=AVERAGE([.F31:.F35])" table:style-name="ce2">
            <text:p>0.4770012</text:p>
          </table:table-cell>
          <table:table-cell office:value-type="float" office:value="0.50719539999999996" table:formula="of:=AVERAGE([.G31:.G35])" table:style-name="ce2">
            <text:p>0.5071954</text:p>
          </table:table-cell>
          <table:table-cell office:value-type="float" office:value="0.54998219999999998" table:formula="of:=AVERAGE([.H31:.H35])" table:style-name="ce2">
            <text:p>0.5499822</text:p>
          </table:table-cell>
          <table:table-cell office:value-type="float" office:value="0.60069300000000003" table:formula="of:=AVERAGE([.I31:.I35])" table:style-name="ce2">
            <text:p>0.600693</text:p>
          </table:table-cell>
          <table:table-cell office:value-type="float" office:value="0.63832219999999995" table:formula="of:=AVERAGE([.J31:.J35])" table:style-name="ce2">
            <text:p>0.6383222</text:p>
          </table:table-cell>
          <table:table-cell office:value-type="float" office:value="0.69069059999999993" table:formula="of:=AVERAGE([.K31:.K35])" table:style-name="ce2">
            <text:p>0.6906906</text:p>
          </table:table-cell>
          <table:table-cell office:value-type="float" office:value="0.73551239999999996" table:formula="of:=AVERAGE([.L31:.L35])" table:style-name="ce2">
            <text:p>0.7355124</text:p>
          </table:table-cell>
          <table:table-cell office:value-type="float" office:value="0.77165260000000002" table:formula="of:=AVERAGE([.M31:.M35])" table:style-name="ce2">
            <text:p>0.7716526</text:p>
          </table:table-cell>
          <table:table-cell office:value-type="float" office:value="1.0889221999999998" table:formula="of:=AVERAGE([.N31:.N35])" table:style-name="ce2">
            <text:p>1.0889222</text:p>
          </table:table-cell>
          <table:table-cell office:value-type="float" office:value="2.5887395999999998" table:formula="of:=AVERAGE([.O31:.O35])" table:style-name="ce2">
            <text:p>2.5887396</text:p>
          </table:table-cell>
          <table:table-cell office:value-type="float" office:value="4.7513279999999991" table:formula="of:=AVERAGE([.P31:.P35])" table:style-name="ce2">
            <text:p>4.751328</text:p>
          </table:table-cell>
          <table:table-cell office:value-type="float" office:value="9.2422971999999994" table:formula="of:=AVERAGE([.Q31:.Q35])" table:style-name="ce2">
            <text:p>9.2422972</text:p>
          </table:table-cell>
          <table:table-cell office:value-type="float" office:value="25.475845799999998" table:formula="of:=AVERAGE([.R31:.R35])" table:style-name="ce2">
            <text:p>25.4758458</text:p>
          </table:table-cell>
          <table:table-cell office:value-type="float" office:value="51.661998200000006" table:formula="of:=AVERAGE([.S31:.S35])" table:style-name="ce2">
            <text:p>51.6619982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#Qbit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1">
            <text:p>Cuda costant only:</text:p>
          </table:table-cell>
          <table:table-cell office:value-type="float" office:value="0.94842700000000002" table:style-name="ce6">
            <text:p>0.948427</text:p>
          </table:table-cell>
          <table:table-cell office:value-type="float" office:value="0.95555999999999996" table:style-name="ce6">
            <text:p>0.95556</text:p>
          </table:table-cell>
          <table:table-cell office:value-type="float" office:value="1.0691269999999999" table:style-name="ce6">
            <text:p>1.069127</text:p>
          </table:table-cell>
          <table:table-cell office:value-type="float" office:value="1.19272" table:style-name="ce6">
            <text:p>1.19272</text:p>
          </table:table-cell>
          <table:table-cell office:value-type="float" office:value="1.323634" table:style-name="ce6">
            <text:p>1.323634</text:p>
          </table:table-cell>
          <table:table-cell office:value-type="float" office:value="1.4908710000000001" table:style-name="ce6">
            <text:p>1.490871</text:p>
          </table:table-cell>
          <table:table-cell office:value-type="float" office:value="1.7168060000000001" table:style-name="ce6">
            <text:p>1.716806</text:p>
          </table:table-cell>
          <table:table-cell office:value-type="float" office:value="2.102875" table:style-name="ce6">
            <text:p>2.102875</text:p>
          </table:table-cell>
          <table:table-cell office:value-type="float" office:value="2.725616" table:style-name="ce6">
            <text:p>2.725616</text:p>
          </table:table-cell>
          <table:table-cell office:value-type="float" office:value="4.0512959999999998" table:style-name="ce6">
            <text:p>4.051296</text:p>
          </table:table-cell>
          <table:table-cell office:value-type="float" office:value="6.5488619999999997" table:style-name="ce6">
            <text:p>6.548862</text:p>
          </table:table-cell>
          <table:table-cell office:value-type="float" office:value="11.463997000000001" table:style-name="ce6">
            <text:p>11.463997</text:p>
          </table:table-cell>
          <table:table-cell office:value-type="float" office:value="22.111117" table:style-name="ce6">
            <text:p>22.111117</text:p>
          </table:table-cell>
          <table:table-cell office:value-type="float" office:value="43.578994000000002" table:style-name="ce6">
            <text:p>43.578994</text:p>
          </table:table-cell>
          <table:table-cell office:value-type="float" office:value="88.488138000000006" table:style-name="ce6">
            <text:p>88.488138</text:p>
          </table:table-cell>
          <table:table-cell office:value-type="float" office:value="183.611546" table:style-name="ce6">
            <text:p>183.611546</text:p>
          </table:table-cell>
          <table:table-cell office:value-type="float" office:value="381.81097599999998" table:style-name="ce6">
            <text:p>381.810976</text:p>
          </table:table-cell>
          <table:table-cell office:value-type="float" office:value="792.343028" table:style-name="ce6">
            <text:p>792.34302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2972699999999999" table:style-name="ce6">
            <text:p>0.829727</text:p>
          </table:table-cell>
          <table:table-cell office:value-type="float" office:value="0.95436500000000002" table:style-name="ce6">
            <text:p>0.954365</text:p>
          </table:table-cell>
          <table:table-cell office:value-type="float" office:value="1.0752520000000001" table:style-name="ce6">
            <text:p>1.075252</text:p>
          </table:table-cell>
          <table:table-cell office:value-type="float" office:value="1.1937960000000001" table:style-name="ce6">
            <text:p>1.193796</text:p>
          </table:table-cell>
          <table:table-cell office:value-type="float" office:value="1.339963" table:style-name="ce6">
            <text:p>1.339963</text:p>
          </table:table-cell>
          <table:table-cell office:value-type="float" office:value="1.489573" table:style-name="ce6">
            <text:p>1.489573</text:p>
          </table:table-cell>
          <table:table-cell office:value-type="float" office:value="1.7255720000000001" table:style-name="ce6">
            <text:p>1.725572</text:p>
          </table:table-cell>
          <table:table-cell office:value-type="float" office:value="2.0702280000000002" table:style-name="ce6">
            <text:p>2.070228</text:p>
          </table:table-cell>
          <table:table-cell office:value-type="float" office:value="2.7057319999999998" table:style-name="ce6">
            <text:p>2.705732</text:p>
          </table:table-cell>
          <table:table-cell office:value-type="float" office:value="4.0798730000000001" table:style-name="ce6">
            <text:p>4.079873</text:p>
          </table:table-cell>
          <table:table-cell office:value-type="float" office:value="6.5716159999999997" table:style-name="ce6">
            <text:p>6.571616</text:p>
          </table:table-cell>
          <table:table-cell office:value-type="float" office:value="11.553592999999999" table:style-name="ce6">
            <text:p>11.553593</text:p>
          </table:table-cell>
          <table:table-cell office:value-type="float" office:value="22.097823999999999" table:style-name="ce6">
            <text:p>22.097824</text:p>
          </table:table-cell>
          <table:table-cell office:value-type="float" office:value="43.602213999999996" table:style-name="ce6">
            <text:p>43.602214</text:p>
          </table:table-cell>
          <table:table-cell office:value-type="float" office:value="89.352838000000006" table:style-name="ce6">
            <text:p>89.352838</text:p>
          </table:table-cell>
          <table:table-cell office:value-type="float" office:value="183.000686" table:style-name="ce6">
            <text:p>183.000686</text:p>
          </table:table-cell>
          <table:table-cell office:value-type="float" office:value="381.66469599999999" table:style-name="ce6">
            <text:p>381.664696</text:p>
          </table:table-cell>
          <table:table-cell office:value-type="float" office:value="792.35029199999997" table:style-name="ce6">
            <text:p>792.35029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1062100000000004" table:style-name="ce6">
            <text:p>0.810621</text:p>
          </table:table-cell>
          <table:table-cell office:value-type="float" office:value="0.95460599999999995" table:style-name="ce6">
            <text:p>0.954606</text:p>
          </table:table-cell>
          <table:table-cell office:value-type="float" office:value="1.0702320000000001" table:style-name="ce6">
            <text:p>1.070232</text:p>
          </table:table-cell>
          <table:table-cell office:value-type="float" office:value="1.1951130000000001" table:style-name="ce6">
            <text:p>1.195113</text:p>
          </table:table-cell>
          <table:table-cell office:value-type="float" office:value="1.3236810000000001" table:style-name="ce6">
            <text:p>1.323681</text:p>
          </table:table-cell>
          <table:table-cell office:value-type="float" office:value="1.5096320000000001" table:style-name="ce6">
            <text:p>1.509632</text:p>
          </table:table-cell>
          <table:table-cell office:value-type="float" office:value="1.7103569999999999" table:style-name="ce6">
            <text:p>1.710357</text:p>
          </table:table-cell>
          <table:table-cell office:value-type="float" office:value="2.0671889999999999" table:style-name="ce6">
            <text:p>2.067189</text:p>
          </table:table-cell>
          <table:table-cell office:value-type="float" office:value="2.695818" table:style-name="ce6">
            <text:p>2.695818</text:p>
          </table:table-cell>
          <table:table-cell office:value-type="float" office:value="4.0466740000000003" table:style-name="ce6">
            <text:p>4.046674</text:p>
          </table:table-cell>
          <table:table-cell office:value-type="float" office:value="6.5495159999999997" table:style-name="ce6">
            <text:p>6.549516</text:p>
          </table:table-cell>
          <table:table-cell office:value-type="float" office:value="11.56556" table:style-name="ce6">
            <text:p>11.56556</text:p>
          </table:table-cell>
          <table:table-cell office:value-type="float" office:value="21.932122" table:style-name="ce6">
            <text:p>21.932122</text:p>
          </table:table-cell>
          <table:table-cell office:value-type="float" office:value="43.596975" table:style-name="ce6">
            <text:p>43.596975</text:p>
          </table:table-cell>
          <table:table-cell office:value-type="float" office:value="89.333513999999994" table:style-name="ce6">
            <text:p>89.333514</text:p>
          </table:table-cell>
          <table:table-cell office:value-type="float" office:value="181.74802199999999" table:style-name="ce6">
            <text:p>181.748022</text:p>
          </table:table-cell>
          <table:table-cell office:value-type="float" office:value="381.700537" table:style-name="ce6">
            <text:p>381.700537</text:p>
          </table:table-cell>
          <table:table-cell office:value-type="float" office:value="792.17557199999999" table:style-name="ce6">
            <text:p>792.17557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1148399999999998" table:style-name="ce6">
            <text:p>0.811484</text:p>
          </table:table-cell>
          <table:table-cell office:value-type="float" office:value="0.956125" table:style-name="ce6">
            <text:p>0.956125</text:p>
          </table:table-cell>
          <table:table-cell office:value-type="float" office:value="1.0701400000000001" table:style-name="ce6">
            <text:p>1.07014</text:p>
          </table:table-cell>
          <table:table-cell office:value-type="float" office:value="1.1921839999999999" table:style-name="ce6">
            <text:p>1.192184</text:p>
          </table:table-cell>
          <table:table-cell office:value-type="float" office:value="1.3365370000000001" table:style-name="ce6">
            <text:p>1.336537</text:p>
          </table:table-cell>
          <table:table-cell office:value-type="float" office:value="1.4976229999999999" table:style-name="ce6">
            <text:p>1.497623</text:p>
          </table:table-cell>
          <table:table-cell office:value-type="float" office:value="1.7165459999999999" table:style-name="ce6">
            <text:p>1.716546</text:p>
          </table:table-cell>
          <table:table-cell office:value-type="float" office:value="2.072365" table:style-name="ce6">
            <text:p>2.072365</text:p>
          </table:table-cell>
          <table:table-cell office:value-type="float" office:value="2.6938680000000002" table:style-name="ce6">
            <text:p>2.693868</text:p>
          </table:table-cell>
          <table:table-cell office:value-type="float" office:value="4.0510489999999999" table:style-name="ce6">
            <text:p>4.051049</text:p>
          </table:table-cell>
          <table:table-cell office:value-type="float" office:value="6.5553840000000001" table:style-name="ce6">
            <text:p>6.555384</text:p>
          </table:table-cell>
          <table:table-cell office:value-type="float" office:value="11.536844" table:style-name="ce6">
            <text:p>11.536844</text:p>
          </table:table-cell>
          <table:table-cell office:value-type="float" office:value="22.112219" table:style-name="ce6">
            <text:p>22.112219</text:p>
          </table:table-cell>
          <table:table-cell office:value-type="float" office:value="43.580779999999997" table:style-name="ce6">
            <text:p>43.58078</text:p>
          </table:table-cell>
          <table:table-cell office:value-type="float" office:value="89.360200000000006" table:style-name="ce6">
            <text:p>89.3602</text:p>
          </table:table-cell>
          <table:table-cell office:value-type="float" office:value="183.61049" table:style-name="ce6">
            <text:p>183.61049</text:p>
          </table:table-cell>
          <table:table-cell office:value-type="float" office:value="381.85979600000002" table:style-name="ce6">
            <text:p>381.859796</text:p>
          </table:table-cell>
          <table:table-cell office:value-type="float" office:value="791.93295999999998" table:style-name="ce6">
            <text:p>791.93296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80961700000000003" table:style-name="ce6">
            <text:p>0.809617</text:p>
          </table:table-cell>
          <table:table-cell office:value-type="float" office:value="0.95307399999999998" table:style-name="ce6">
            <text:p>0.953074</text:p>
          </table:table-cell>
          <table:table-cell office:value-type="float" office:value="1.067985" table:style-name="ce6">
            <text:p>1.067985</text:p>
          </table:table-cell>
          <table:table-cell office:value-type="float" office:value="1.194439" table:style-name="ce6">
            <text:p>1.194439</text:p>
          </table:table-cell>
          <table:table-cell office:value-type="float" office:value="1.32406" table:style-name="ce6">
            <text:p>1.32406</text:p>
          </table:table-cell>
          <table:table-cell office:value-type="float" office:value="1.4834320000000001" table:style-name="ce6">
            <text:p>1.483432</text:p>
          </table:table-cell>
          <table:table-cell office:value-type="float" office:value="1.711069" table:style-name="ce6">
            <text:p>1.711069</text:p>
          </table:table-cell>
          <table:table-cell office:value-type="float" office:value="2.0922360000000002" table:style-name="ce6">
            <text:p>2.092236</text:p>
          </table:table-cell>
          <table:table-cell office:value-type="float" office:value="2.6949900000000002" table:style-name="ce6">
            <text:p>2.69499</text:p>
          </table:table-cell>
          <table:table-cell office:value-type="float" office:value="4.0479779999999996" table:style-name="ce6">
            <text:p>4.047978</text:p>
          </table:table-cell>
          <table:table-cell office:value-type="float" office:value="6.5625499999999999" table:style-name="ce6">
            <text:p>6.56255</text:p>
          </table:table-cell>
          <table:table-cell office:value-type="float" office:value="11.575136000000001" table:style-name="ce6">
            <text:p>11.575136</text:p>
          </table:table-cell>
          <table:table-cell office:value-type="float" office:value="22.111208999999999" table:style-name="ce6">
            <text:p>22.111209</text:p>
          </table:table-cell>
          <table:table-cell office:value-type="float" office:value="43.585414" table:style-name="ce6">
            <text:p>43.585414</text:p>
          </table:table-cell>
          <table:table-cell office:value-type="float" office:value="88.459822000000003" table:style-name="ce6">
            <text:p>88.459822</text:p>
          </table:table-cell>
          <table:table-cell office:value-type="float" office:value="182.980143" table:style-name="ce6">
            <text:p>182.980143</text:p>
          </table:table-cell>
          <table:table-cell office:value-type="float" office:value="381.93141600000001" table:style-name="ce6">
            <text:p>381.931416</text:p>
          </table:table-cell>
          <table:table-cell office:value-type="float" office:value="791.917958" table:style-name="ce6">
            <text:p>791.917958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Costant</text:p>
          </table:table-cell>
          <table:table-cell office:value-type="float" office:value="0.84197520000000003" table:formula="of:=AVERAGE([.B38:.B42])" table:style-name="ce5">
            <text:p>0.8419752</text:p>
          </table:table-cell>
          <table:table-cell office:value-type="float" office:value="0.95474600000000009" table:formula="of:=AVERAGE([.C38:.C42])" table:style-name="ce5">
            <text:p>0.954746</text:p>
          </table:table-cell>
          <table:table-cell office:value-type="float" office:value="1.0705472" table:formula="of:=AVERAGE([.D38:.D42])" table:style-name="ce5">
            <text:p>1.0705472</text:p>
          </table:table-cell>
          <table:table-cell office:value-type="float" office:value="1.1936504000000001" table:formula="of:=AVERAGE([.E38:.E42])" table:style-name="ce5">
            <text:p>1.1936504</text:p>
          </table:table-cell>
          <table:table-cell office:value-type="float" office:value="1.3295750000000002" table:formula="of:=AVERAGE([.F38:.F42])" table:style-name="ce5">
            <text:p>1.329575</text:p>
          </table:table-cell>
          <table:table-cell office:value-type="float" office:value="1.4942261999999999" table:formula="of:=AVERAGE([.G38:.G42])" table:style-name="ce5">
            <text:p>1.4942262</text:p>
          </table:table-cell>
          <table:table-cell office:value-type="float" office:value="1.7160699999999998" table:formula="of:=AVERAGE([.H38:.H42])" table:style-name="ce5">
            <text:p>1.71607</text:p>
          </table:table-cell>
          <table:table-cell office:value-type="float" office:value="2.0809785999999999" table:formula="of:=AVERAGE([.I38:.I42])" table:style-name="ce5">
            <text:p>2.0809786</text:p>
          </table:table-cell>
          <table:table-cell office:value-type="float" office:value="2.7032048" table:formula="of:=AVERAGE([.J38:.J42])" table:style-name="ce5">
            <text:p>2.7032048</text:p>
          </table:table-cell>
          <table:table-cell office:value-type="float" office:value="4.0553739999999996" table:formula="of:=AVERAGE([.K38:.K42])" table:style-name="ce5">
            <text:p>4.055374</text:p>
          </table:table-cell>
          <table:table-cell office:value-type="float" office:value="6.5575856000000003" table:formula="of:=AVERAGE([.L38:.L42])" table:style-name="ce5">
            <text:p>6.5575856</text:p>
          </table:table-cell>
          <table:table-cell office:value-type="float" office:value="11.539026" table:formula="of:=AVERAGE([.M38:.M42])" table:style-name="ce5">
            <text:p>11.539026</text:p>
          </table:table-cell>
          <table:table-cell office:value-type="float" office:value="22.072898200000001" table:formula="of:=AVERAGE([.N38:.N42])" table:style-name="ce5">
            <text:p>22.0728982</text:p>
          </table:table-cell>
          <table:table-cell office:value-type="float" office:value="43.588875400000006" table:formula="of:=AVERAGE([.O38:.O42])" table:style-name="ce5">
            <text:p>43.5888754</text:p>
          </table:table-cell>
          <table:table-cell office:value-type="float" office:value="88.998902399999992" table:formula="of:=AVERAGE([.P38:.P42])" table:style-name="ce5">
            <text:p>88.9989024</text:p>
          </table:table-cell>
          <table:table-cell office:value-type="float" office:value="182.99017739999999" table:formula="of:=AVERAGE([.Q38:.Q42])" table:style-name="ce5">
            <text:p>182.9901774</text:p>
          </table:table-cell>
          <table:table-cell office:value-type="float" office:value="381.79348419999997" table:formula="of:=AVERAGE([.R38:.R42])" table:style-name="ce5">
            <text:p>381.7934842</text:p>
          </table:table-cell>
          <table:table-cell office:value-type="float" office:value="792.14396199999999" table:formula="of:=AVERAGE([.S38:.S42])" table:style-name="ce5">
            <text:p>792.143962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#Qbit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2">
            <text:p>Cuda Permute:</text:p>
          </table:table-cell>
          <table:table-cell office:value-type="float" office:value="0.67798700000000001" table:style-name="ce9">
            <text:p>0.677987</text:p>
          </table:table-cell>
          <table:table-cell office:value-type="float" office:value="0.324521" table:style-name="ce9">
            <text:p>0.324521</text:p>
          </table:table-cell>
          <table:table-cell office:value-type="float" office:value="0.36808000000000002" table:style-name="ce9">
            <text:p>0.368080</text:p>
          </table:table-cell>
          <table:table-cell office:value-type="float" office:value="0.41194799999999998" table:style-name="ce9">
            <text:p>0.411948</text:p>
          </table:table-cell>
          <table:table-cell office:value-type="float" office:value="0.45168399999999997" table:style-name="ce9">
            <text:p>0.451684</text:p>
          </table:table-cell>
          <table:table-cell office:value-type="float" office:value="0.49016900000000002" table:style-name="ce9">
            <text:p>0.490169</text:p>
          </table:table-cell>
          <table:table-cell office:value-type="float" office:value="0.54205400000000004" table:style-name="ce9">
            <text:p>0.542054</text:p>
          </table:table-cell>
          <table:table-cell office:value-type="float" office:value="0.56457999999999997" table:style-name="ce9">
            <text:p>0.564580</text:p>
          </table:table-cell>
          <table:table-cell office:value-type="float" office:value="0.641737" table:style-name="ce9">
            <text:p>0.641737</text:p>
          </table:table-cell>
          <table:table-cell office:value-type="float" office:value="0.84538899999999995" table:style-name="ce9">
            <text:p>0.845389</text:p>
          </table:table-cell>
          <table:table-cell office:value-type="float" office:value="1.310184" table:style-name="ce9">
            <text:p>1.310184</text:p>
          </table:table-cell>
          <table:table-cell office:value-type="float" office:value="2.1907199999999998" table:style-name="ce9">
            <text:p>2.190720</text:p>
          </table:table-cell>
          <table:table-cell office:value-type="float" office:value="4.0552390000000003" table:style-name="ce9">
            <text:p>4.055239</text:p>
          </table:table-cell>
          <table:table-cell office:value-type="float" office:value="7.8752950000000004" table:style-name="ce9">
            <text:p>7.875295</text:p>
          </table:table-cell>
          <table:table-cell office:value-type="float" office:value="19.683226999999999" table:style-name="ce9">
            <text:p>19.683227</text:p>
          </table:table-cell>
          <table:table-cell office:value-type="float" office:value="40.998513000000003" table:style-name="ce9">
            <text:p>40.998513</text:p>
          </table:table-cell>
          <table:table-cell office:value-type="float" office:value="84.062066999999999" table:style-name="ce9">
            <text:p>84.062067</text:p>
          </table:table-cell>
          <table:table-cell office:value-type="float" office:value="174.52345199999999" table:style-name="ce9">
            <text:p>174.52345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6635799999999998" table:style-name="ce9">
            <text:p>0.266358</text:p>
          </table:table-cell>
          <table:table-cell office:value-type="float" office:value="0.32394499999999998" table:style-name="ce9">
            <text:p>0.323945</text:p>
          </table:table-cell>
          <table:table-cell office:value-type="float" office:value="0.38309599999999999" table:style-name="ce9">
            <text:p>0.383096</text:p>
          </table:table-cell>
          <table:table-cell office:value-type="float" office:value="0.40877000000000002" table:style-name="ce9">
            <text:p>0.408770</text:p>
          </table:table-cell>
          <table:table-cell office:value-type="float" office:value="0.46622599999999997" table:style-name="ce9">
            <text:p>0.466226</text:p>
          </table:table-cell>
          <table:table-cell office:value-type="float" office:value="0.48645300000000002" table:style-name="ce9">
            <text:p>0.486453</text:p>
          </table:table-cell>
          <table:table-cell office:value-type="float" office:value="0.51787099999999997" table:style-name="ce9">
            <text:p>0.517871</text:p>
          </table:table-cell>
          <table:table-cell office:value-type="float" office:value="0.58308300000000002" table:style-name="ce9">
            <text:p>0.583083</text:p>
          </table:table-cell>
          <table:table-cell office:value-type="float" office:value="0.64237900000000003" table:style-name="ce9">
            <text:p>0.642379</text:p>
          </table:table-cell>
          <table:table-cell office:value-type="float" office:value="0.84747799999999995" table:style-name="ce9">
            <text:p>0.847478</text:p>
          </table:table-cell>
          <table:table-cell office:value-type="float" office:value="1.3292029999999999" table:style-name="ce9">
            <text:p>1.329203</text:p>
          </table:table-cell>
          <table:table-cell office:value-type="float" office:value="2.1904699999999999" table:style-name="ce9">
            <text:p>2.190470</text:p>
          </table:table-cell>
          <table:table-cell office:value-type="float" office:value="4.0647690000000001" table:style-name="ce9">
            <text:p>4.064769</text:p>
          </table:table-cell>
          <table:table-cell office:value-type="float" office:value="7.8762059999999998" table:style-name="ce9">
            <text:p>7.876206</text:p>
          </table:table-cell>
          <table:table-cell office:value-type="float" office:value="19.770043999999999" table:style-name="ce9">
            <text:p>19.770044</text:p>
          </table:table-cell>
          <table:table-cell office:value-type="float" office:value="40.697837" table:style-name="ce9">
            <text:p>40.697837</text:p>
          </table:table-cell>
          <table:table-cell office:value-type="float" office:value="84.139945999999995" table:style-name="ce9">
            <text:p>84.139946</text:p>
          </table:table-cell>
          <table:table-cell office:value-type="float" office:value="174.303369" table:style-name="ce9">
            <text:p>174.303369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6680700000000002" table:style-name="ce9">
            <text:p>0.266807</text:p>
          </table:table-cell>
          <table:table-cell office:value-type="float" office:value="0.32828600000000002" table:style-name="ce9">
            <text:p>0.328286</text:p>
          </table:table-cell>
          <table:table-cell office:value-type="float" office:value="0.38634800000000002" table:style-name="ce9">
            <text:p>0.386348</text:p>
          </table:table-cell>
          <table:table-cell office:value-type="float" office:value="0.427869" table:style-name="ce9">
            <text:p>0.427869</text:p>
          </table:table-cell>
          <table:table-cell office:value-type="float" office:value="0.441388" table:style-name="ce9">
            <text:p>0.441388</text:p>
          </table:table-cell>
          <table:table-cell office:value-type="float" office:value="0.47914899999999999" table:style-name="ce9">
            <text:p>0.479149</text:p>
          </table:table-cell>
          <table:table-cell office:value-type="float" office:value="0.51554800000000001" table:style-name="ce9">
            <text:p>0.515548</text:p>
          </table:table-cell>
          <table:table-cell office:value-type="float" office:value="0.565357" table:style-name="ce9">
            <text:p>0.565357</text:p>
          </table:table-cell>
          <table:table-cell office:value-type="float" office:value="0.64341000000000004" table:style-name="ce9">
            <text:p>0.643410</text:p>
          </table:table-cell>
          <table:table-cell office:value-type="float" office:value="0.82803800000000005" table:style-name="ce9">
            <text:p>0.828038</text:p>
          </table:table-cell>
          <table:table-cell office:value-type="float" office:value="1.339334" table:style-name="ce9">
            <text:p>1.339334</text:p>
          </table:table-cell>
          <table:table-cell office:value-type="float" office:value="2.1909749999999999" table:style-name="ce9">
            <text:p>2.190975</text:p>
          </table:table-cell>
          <table:table-cell office:value-type="float" office:value="4.0585990000000001" table:style-name="ce9">
            <text:p>4.058599</text:p>
          </table:table-cell>
          <table:table-cell office:value-type="float" office:value="7.8825440000000002" table:style-name="ce9">
            <text:p>7.882544</text:p>
          </table:table-cell>
          <table:table-cell office:value-type="float" office:value="19.688845000000001" table:style-name="ce9">
            <text:p>19.688845</text:p>
          </table:table-cell>
          <table:table-cell office:value-type="float" office:value="40.994624000000002" table:style-name="ce9">
            <text:p>40.994624</text:p>
          </table:table-cell>
          <table:table-cell office:value-type="float" office:value="84.219105999999996" table:style-name="ce9">
            <text:p>84.219106</text:p>
          </table:table-cell>
          <table:table-cell office:value-type="float" office:value="174.32869099999999" table:style-name="ce9">
            <text:p>174.328691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9057899999999998" table:style-name="ce9">
            <text:p>0.290579</text:p>
          </table:table-cell>
          <table:table-cell office:value-type="float" office:value="0.34210200000000002" table:style-name="ce9">
            <text:p>0.342102</text:p>
          </table:table-cell>
          <table:table-cell office:value-type="float" office:value="0.367788" table:style-name="ce9">
            <text:p>0.367788</text:p>
          </table:table-cell>
          <table:table-cell office:value-type="float" office:value="0.428201" table:style-name="ce9">
            <text:p>0.428201</text:p>
          </table:table-cell>
          <table:table-cell office:value-type="float" office:value="0.443857" table:style-name="ce9">
            <text:p>0.443857</text:p>
          </table:table-cell>
          <table:table-cell office:value-type="float" office:value="0.499247" table:style-name="ce9">
            <text:p>0.499247</text:p>
          </table:table-cell>
          <table:table-cell office:value-type="float" office:value="0.51326300000000002" table:style-name="ce9">
            <text:p>0.513263</text:p>
          </table:table-cell>
          <table:table-cell office:value-type="float" office:value="0.56520199999999998" table:style-name="ce9">
            <text:p>0.565202</text:p>
          </table:table-cell>
          <table:table-cell office:value-type="float" office:value="0.64132299999999998" table:style-name="ce9">
            <text:p>0.641323</text:p>
          </table:table-cell>
          <table:table-cell office:value-type="float" office:value="0.84598300000000004" table:style-name="ce9">
            <text:p>0.845983</text:p>
          </table:table-cell>
          <table:table-cell office:value-type="float" office:value="1.3315840000000001" table:style-name="ce9">
            <text:p>1.331584</text:p>
          </table:table-cell>
          <table:table-cell office:value-type="float" office:value="2.190795" table:style-name="ce9">
            <text:p>2.190795</text:p>
          </table:table-cell>
          <table:table-cell office:value-type="float" office:value="4.0743349999999996" table:style-name="ce9">
            <text:p>4.074335</text:p>
          </table:table-cell>
          <table:table-cell office:value-type="float" office:value="7.8778110000000003" table:style-name="ce9">
            <text:p>7.877811</text:p>
          </table:table-cell>
          <table:table-cell office:value-type="float" office:value="19.664054" table:style-name="ce9">
            <text:p>19.664054</text:p>
          </table:table-cell>
          <table:table-cell office:value-type="float" office:value="40.994864" table:style-name="ce9">
            <text:p>40.994864</text:p>
          </table:table-cell>
          <table:table-cell office:value-type="float" office:value="84.143518" table:style-name="ce9">
            <text:p>84.143518</text:p>
          </table:table-cell>
          <table:table-cell office:value-type="float" office:value="174.31608900000001" table:style-name="ce9">
            <text:p>174.316089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9807699999999998" table:style-name="ce9">
            <text:p>0.298077</text:p>
          </table:table-cell>
          <table:table-cell office:value-type="float" office:value="0.32622600000000002" table:style-name="ce9">
            <text:p>0.326226</text:p>
          </table:table-cell>
          <table:table-cell office:value-type="float" office:value="0.36532300000000001" table:style-name="ce9">
            <text:p>0.365323</text:p>
          </table:table-cell>
          <table:table-cell office:value-type="float" office:value="0.43015199999999998" table:style-name="ce9">
            <text:p>0.430152</text:p>
          </table:table-cell>
          <table:table-cell office:value-type="float" office:value="0.44890000000000002" table:style-name="ce9">
            <text:p>0.448900</text:p>
          </table:table-cell>
          <table:table-cell office:value-type="float" office:value="0.47437299999999999" table:style-name="ce9">
            <text:p>0.474373</text:p>
          </table:table-cell>
          <table:table-cell office:value-type="float" office:value="0.51322999999999996" table:style-name="ce9">
            <text:p>0.513230</text:p>
          </table:table-cell>
          <table:table-cell office:value-type="float" office:value="0.56511500000000003" table:style-name="ce9">
            <text:p>0.565115</text:p>
          </table:table-cell>
          <table:table-cell office:value-type="float" office:value="0.66429499999999997" table:style-name="ce9">
            <text:p>0.664295</text:p>
          </table:table-cell>
          <table:table-cell office:value-type="float" office:value="0.82786499999999996" table:style-name="ce9">
            <text:p>0.827865</text:p>
          </table:table-cell>
          <table:table-cell office:value-type="float" office:value="1.329801" table:style-name="ce9">
            <text:p>1.329801</text:p>
          </table:table-cell>
          <table:table-cell office:value-type="float" office:value="2.1904659999999998" table:style-name="ce9">
            <text:p>2.190466</text:p>
          </table:table-cell>
          <table:table-cell office:value-type="float" office:value="4.053903" table:style-name="ce9">
            <text:p>4.053903</text:p>
          </table:table-cell>
          <table:table-cell office:value-type="float" office:value="7.8762109999999996" table:style-name="ce9">
            <text:p>7.876211</text:p>
          </table:table-cell>
          <table:table-cell office:value-type="float" office:value="19.659503000000001" table:style-name="ce9">
            <text:p>19.659503</text:p>
          </table:table-cell>
          <table:table-cell office:value-type="float" office:value="41.000363" table:style-name="ce9">
            <text:p>41.000363</text:p>
          </table:table-cell>
          <table:table-cell office:value-type="float" office:value="84.149248" table:style-name="ce9">
            <text:p>84.149248</text:p>
          </table:table-cell>
          <table:table-cell office:value-type="float" office:value="174.39146199999999" table:style-name="ce9">
            <text:p>174.391462</text:p>
          </table:table-cell>
          <table:table-cell table:number-columns-repeated="16365"/>
        </table:table-row>
        <table:table-row table:style-name="ro1">
          <table:table-cell office:value-type="string" table:style-name="ce8">
            <text:p>Permutation</text:p>
          </table:table-cell>
          <table:table-cell office:value-type="float" office:value="0.35996159999999999" table:formula="of:=AVERAGE([.B45:.B49])" table:style-name="ce8">
            <text:p>0.3599616</text:p>
          </table:table-cell>
          <table:table-cell office:value-type="float" office:value="0.32901600000000003" table:formula="of:=AVERAGE([.C45:.C49])" table:style-name="ce8">
            <text:p>0.329016</text:p>
          </table:table-cell>
          <table:table-cell office:value-type="float" office:value="0.37412699999999999" table:formula="of:=AVERAGE([.D45:.D49])" table:style-name="ce8">
            <text:p>0.374127</text:p>
          </table:table-cell>
          <table:table-cell office:value-type="float" office:value="0.42138800000000004" table:formula="of:=AVERAGE([.E45:.E49])" table:style-name="ce8">
            <text:p>0.421388</text:p>
          </table:table-cell>
          <table:table-cell office:value-type="float" office:value="0.45041100000000001" table:formula="of:=AVERAGE([.F45:.F49])" table:style-name="ce8">
            <text:p>0.450411</text:p>
          </table:table-cell>
          <table:table-cell office:value-type="float" office:value="0.48587820000000004" table:formula="of:=AVERAGE([.G45:.G49])" table:style-name="ce8">
            <text:p>0.4858782</text:p>
          </table:table-cell>
          <table:table-cell office:value-type="float" office:value="0.5203932" table:formula="of:=AVERAGE([.H45:.H49])" table:style-name="ce8">
            <text:p>0.5203932</text:p>
          </table:table-cell>
          <table:table-cell office:value-type="float" office:value="0.56866740000000005" table:formula="of:=AVERAGE([.I45:.I49])" table:style-name="ce8">
            <text:p>0.5686674</text:p>
          </table:table-cell>
          <table:table-cell office:value-type="float" office:value="0.6466288" table:formula="of:=AVERAGE([.J45:.J49])" table:style-name="ce8">
            <text:p>0.6466288</text:p>
          </table:table-cell>
          <table:table-cell office:value-type="float" office:value="0.83895059999999988" table:formula="of:=AVERAGE([.K45:.K49])" table:style-name="ce8">
            <text:p>0.8389506</text:p>
          </table:table-cell>
          <table:table-cell office:value-type="float" office:value="1.3280212" table:formula="of:=AVERAGE([.L45:.L49])" table:style-name="ce8">
            <text:p>1.3280212</text:p>
          </table:table-cell>
          <table:table-cell office:value-type="float" office:value="2.1906851999999999" table:formula="of:=AVERAGE([.M45:.M49])" table:style-name="ce8">
            <text:p>2.1906852</text:p>
          </table:table-cell>
          <table:table-cell office:value-type="float" office:value="4.0613689999999991" table:formula="of:=AVERAGE([.N45:.N49])" table:style-name="ce8">
            <text:p>4.061369</text:p>
          </table:table-cell>
          <table:table-cell office:value-type="float" office:value="7.8776133999999995" table:formula="of:=AVERAGE([.O45:.O49])" table:style-name="ce8">
            <text:p>7.8776134</text:p>
          </table:table-cell>
          <table:table-cell office:value-type="float" office:value="19.6931346" table:formula="of:=AVERAGE([.P45:.P49])" table:style-name="ce8">
            <text:p>19.6931346</text:p>
          </table:table-cell>
          <table:table-cell office:value-type="float" office:value="40.937240199999998" table:formula="of:=AVERAGE([.Q45:.Q49])" table:style-name="ce8">
            <text:p>40.9372402</text:p>
          </table:table-cell>
          <table:table-cell office:value-type="float" office:value="84.142776999999995" table:formula="of:=AVERAGE([.R45:.R49])" table:style-name="ce8">
            <text:p>84.142777</text:p>
          </table:table-cell>
          <table:table-cell office:value-type="float" office:value="174.3726126" table:formula="of:=AVERAGE([.S45:.S49])" table:style-name="ce8">
            <text:p>174.3726126</text:p>
          </table:table-cell>
          <table:table-cell table:number-columns-repeated="16365"/>
        </table:table-row>
        <table:table-row table:style-name="ro1">
          <table:table-cell office:value-type="string" table:style-name="ce10">
            <text:p>#Qbit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22" table:style-name="ce10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9">
            <text:p>GPU + texture and costant</text:p>
          </table:table-cell>
          <table:table-cell office:value-type="float" office:value="3.052667" table:style-name="ce13">
            <text:p>3.052667</text:p>
          </table:table-cell>
          <table:table-cell office:value-type="float" office:value="0.22550500000000001" table:style-name="ce13">
            <text:p>0.225505</text:p>
          </table:table-cell>
          <table:table-cell office:value-type="float" office:value="0.25071100000000002" table:style-name="ce13">
            <text:p>0.250711</text:p>
          </table:table-cell>
          <table:table-cell office:value-type="float" office:value="0.30595299999999997" table:style-name="ce13">
            <text:p>0.305953</text:p>
          </table:table-cell>
          <table:table-cell office:value-type="float" office:value="0.33091900000000002" table:style-name="ce13">
            <text:p>0.330919</text:p>
          </table:table-cell>
          <table:table-cell office:value-type="float" office:value="0.46939900000000001" table:style-name="ce13">
            <text:p>0.469399</text:p>
          </table:table-cell>
          <table:table-cell office:value-type="float" office:value="0.51075800000000005" table:style-name="ce13">
            <text:p>0.510758</text:p>
          </table:table-cell>
          <table:table-cell office:value-type="float" office:value="0.66000400000000004" table:style-name="ce13">
            <text:p>0.660004</text:p>
          </table:table-cell>
          <table:table-cell office:value-type="float" office:value="0.680122" table:style-name="ce13">
            <text:p>0.680122</text:p>
          </table:table-cell>
          <table:table-cell office:value-type="float" office:value="1.083672" table:style-name="ce13">
            <text:p>1.083672</text:p>
          </table:table-cell>
          <table:table-cell office:value-type="float" office:value="1.569925" table:style-name="ce13">
            <text:p>1.569925</text:p>
          </table:table-cell>
          <table:table-cell office:value-type="float" office:value="2.274578" table:style-name="ce13">
            <text:p>2.274578</text:p>
          </table:table-cell>
          <table:table-cell office:value-type="float" office:value="4.6586210000000001" table:style-name="ce13">
            <text:p>4.658621</text:p>
          </table:table-cell>
          <table:table-cell office:value-type="float" office:value="12.253409" table:style-name="ce13">
            <text:p>12.253409</text:p>
          </table:table-cell>
          <table:table-cell office:value-type="float" office:value="25.154161999999999" table:style-name="ce13">
            <text:p>25.154162</text:p>
          </table:table-cell>
          <table:table-cell office:value-type="float" office:value="51.662322000000003" table:style-name="ce13">
            <text:p>51.662322</text:p>
          </table:table-cell>
          <table:table-cell office:value-type="float" office:value="107.204747" table:style-name="ce13">
            <text:p>107.204747</text:p>
          </table:table-cell>
          <table:table-cell office:value-type="float" office:value="222.06456700000001" table:style-name="ce13">
            <text:p>222.064567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196274" table:style-name="ce13">
            <text:p>0.196274</text:p>
          </table:table-cell>
          <table:table-cell office:value-type="float" office:value="0.22578500000000001" table:style-name="ce13">
            <text:p>0.225785</text:p>
          </table:table-cell>
          <table:table-cell office:value-type="float" office:value="0.232574" table:style-name="ce13">
            <text:p>0.232574</text:p>
          </table:table-cell>
          <table:table-cell office:value-type="float" office:value="0.286354" table:style-name="ce13">
            <text:p>0.286354</text:p>
          </table:table-cell>
          <table:table-cell office:value-type="float" office:value="0.32729999999999998" table:style-name="ce13">
            <text:p>0.327300</text:p>
          </table:table-cell>
          <table:table-cell office:value-type="float" office:value="0.41390399999999999" table:style-name="ce13">
            <text:p>0.413904</text:p>
          </table:table-cell>
          <table:table-cell office:value-type="float" office:value="0.57017200000000001" table:style-name="ce13">
            <text:p>0.570172</text:p>
          </table:table-cell>
          <table:table-cell office:value-type="float" office:value="0.59550800000000004" table:style-name="ce13">
            <text:p>0.595508</text:p>
          </table:table-cell>
          <table:table-cell office:value-type="float" office:value="0.68996199999999996" table:style-name="ce13">
            <text:p>0.689962</text:p>
          </table:table-cell>
          <table:table-cell office:value-type="float" office:value="0.93704600000000005" table:style-name="ce13">
            <text:p>0.937046</text:p>
          </table:table-cell>
          <table:table-cell office:value-type="float" office:value="1.341896" table:style-name="ce13">
            <text:p>1.341896</text:p>
          </table:table-cell>
          <table:table-cell office:value-type="float" office:value="2.344627" table:style-name="ce13">
            <text:p>2.344627</text:p>
          </table:table-cell>
          <table:table-cell office:value-type="float" office:value="4.6619929999999998" table:style-name="ce13">
            <text:p>4.661993</text:p>
          </table:table-cell>
          <table:table-cell office:value-type="float" office:value="12.254739000000001" table:style-name="ce13">
            <text:p>12.254739</text:p>
          </table:table-cell>
          <table:table-cell office:value-type="float" office:value="25.178796999999999" table:style-name="ce13">
            <text:p>25.178797</text:p>
          </table:table-cell>
          <table:table-cell office:value-type="float" office:value="51.721575000000001" table:style-name="ce13">
            <text:p>51.721575</text:p>
          </table:table-cell>
          <table:table-cell office:value-type="float" office:value="107.405236" table:style-name="ce13">
            <text:p>107.405236</text:p>
          </table:table-cell>
          <table:table-cell office:value-type="float" office:value="222.36787200000001" table:style-name="ce13">
            <text:p>222.36787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19589599999999999" table:style-name="ce13">
            <text:p>0.195896</text:p>
          </table:table-cell>
          <table:table-cell office:value-type="float" office:value="0.22501199999999999" table:style-name="ce13">
            <text:p>0.225012</text:p>
          </table:table-cell>
          <table:table-cell office:value-type="float" office:value="0.27603499999999997" table:style-name="ce13">
            <text:p>0.276035</text:p>
          </table:table-cell>
          <table:table-cell office:value-type="float" office:value="0.44062800000000002" table:style-name="ce13">
            <text:p>0.440628</text:p>
          </table:table-cell>
          <table:table-cell office:value-type="float" office:value="0.40761799999999998" table:style-name="ce13">
            <text:p>0.407618</text:p>
          </table:table-cell>
          <table:table-cell office:value-type="float" office:value="0.483543" table:style-name="ce13">
            <text:p>0.483543</text:p>
          </table:table-cell>
          <table:table-cell office:value-type="float" office:value="0.52230399999999999" table:style-name="ce13">
            <text:p>0.522304</text:p>
          </table:table-cell>
          <table:table-cell office:value-type="float" office:value="0.57147300000000001" table:style-name="ce13">
            <text:p>0.571473</text:p>
          </table:table-cell>
          <table:table-cell office:value-type="float" office:value="0.74997400000000003" table:style-name="ce13">
            <text:p>0.749974</text:p>
          </table:table-cell>
          <table:table-cell office:value-type="float" office:value="0.854074" table:style-name="ce13">
            <text:p>0.854074</text:p>
          </table:table-cell>
          <table:table-cell office:value-type="float" office:value="1.3518380000000001" table:style-name="ce13">
            <text:p>1.351838</text:p>
          </table:table-cell>
          <table:table-cell office:value-type="float" office:value="2.2942939999999998" table:style-name="ce13">
            <text:p>2.294294</text:p>
          </table:table-cell>
          <table:table-cell office:value-type="float" office:value="4.8960280000000003" table:style-name="ce13">
            <text:p>4.896028</text:p>
          </table:table-cell>
          <table:table-cell office:value-type="float" office:value="12.256548" table:style-name="ce13">
            <text:p>12.256548</text:p>
          </table:table-cell>
          <table:table-cell office:value-type="float" office:value="25.149833000000001" table:style-name="ce13">
            <text:p>25.149833</text:p>
          </table:table-cell>
          <table:table-cell office:value-type="float" office:value="51.550784" table:style-name="ce13">
            <text:p>51.550784</text:p>
          </table:table-cell>
          <table:table-cell office:value-type="float" office:value="107.138223" table:style-name="ce13">
            <text:p>107.138223</text:p>
          </table:table-cell>
          <table:table-cell office:value-type="float" office:value="222.32509400000001" table:style-name="ce13">
            <text:p>222.32509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4171300000000001" table:style-name="ce13">
            <text:p>0.241713</text:p>
          </table:table-cell>
          <table:table-cell office:value-type="float" office:value="0.29234300000000002" table:style-name="ce13">
            <text:p>0.292343</text:p>
          </table:table-cell>
          <table:table-cell office:value-type="float" office:value="0.302506" table:style-name="ce13">
            <text:p>0.302506</text:p>
          </table:table-cell>
          <table:table-cell office:value-type="float" office:value="0.26723799999999998" table:style-name="ce13">
            <text:p>0.267238</text:p>
          </table:table-cell>
          <table:table-cell office:value-type="float" office:value="0.403835" table:style-name="ce13">
            <text:p>0.403835</text:p>
          </table:table-cell>
          <table:table-cell office:value-type="float" office:value="0.477045" table:style-name="ce13">
            <text:p>0.477045</text:p>
          </table:table-cell>
          <table:table-cell office:value-type="float" office:value="0.534196" table:style-name="ce13">
            <text:p>0.534196</text:p>
          </table:table-cell>
          <table:table-cell office:value-type="float" office:value="0.608375" table:style-name="ce13">
            <text:p>0.608375</text:p>
          </table:table-cell>
          <table:table-cell office:value-type="float" office:value="0.67514799999999997" table:style-name="ce13">
            <text:p>0.675148</text:p>
          </table:table-cell>
          <table:table-cell office:value-type="float" office:value="0.883822" table:style-name="ce13">
            <text:p>0.883822</text:p>
          </table:table-cell>
          <table:table-cell office:value-type="float" office:value="1.356738" table:style-name="ce13">
            <text:p>1.356738</text:p>
          </table:table-cell>
          <table:table-cell office:value-type="float" office:value="2.2777970000000001" table:style-name="ce13">
            <text:p>2.277797</text:p>
          </table:table-cell>
          <table:table-cell office:value-type="float" office:value="4.9049209999999999" table:style-name="ce13">
            <text:p>4.904921</text:p>
          </table:table-cell>
          <table:table-cell office:value-type="float" office:value="12.258419" table:style-name="ce13">
            <text:p>12.258419</text:p>
          </table:table-cell>
          <table:table-cell office:value-type="float" office:value="25.145907000000001" table:style-name="ce13">
            <text:p>25.145907</text:p>
          </table:table-cell>
          <table:table-cell office:value-type="float" office:value="51.617699999999999" table:style-name="ce13">
            <text:p>51.617700</text:p>
          </table:table-cell>
          <table:table-cell office:value-type="float" office:value="107.141212" table:style-name="ce13">
            <text:p>107.141212</text:p>
          </table:table-cell>
          <table:table-cell office:value-type="float" office:value="222.096035" table:style-name="ce13">
            <text:p>222.09603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23025999999999999" table:style-name="ce13">
            <text:p>0.230260</text:p>
          </table:table-cell>
          <table:table-cell office:value-type="float" office:value="0.230157" table:style-name="ce13">
            <text:p>0.230157</text:p>
          </table:table-cell>
          <table:table-cell office:value-type="float" office:value="0.25873800000000002" table:style-name="ce13">
            <text:p>0.258738</text:p>
          </table:table-cell>
          <table:table-cell office:value-type="float" office:value="0.27072000000000002" table:style-name="ce13">
            <text:p>0.270720</text:p>
          </table:table-cell>
          <table:table-cell office:value-type="float" office:value="0.34800599999999998" table:style-name="ce13">
            <text:p>0.348006</text:p>
          </table:table-cell>
          <table:table-cell office:value-type="float" office:value="0.45560400000000001" table:style-name="ce13">
            <text:p>0.455604</text:p>
          </table:table-cell>
          <table:table-cell office:value-type="float" office:value="0.50074099999999999" table:style-name="ce13">
            <text:p>0.500741</text:p>
          </table:table-cell>
          <table:table-cell office:value-type="float" office:value="0.65036799999999995" table:style-name="ce13">
            <text:p>0.650368</text:p>
          </table:table-cell>
          <table:table-cell office:value-type="float" office:value="0.75221800000000005" table:style-name="ce13">
            <text:p>0.752218</text:p>
          </table:table-cell>
          <table:table-cell office:value-type="float" office:value="0.87628799999999996" table:style-name="ce13">
            <text:p>0.876288</text:p>
          </table:table-cell>
          <table:table-cell office:value-type="float" office:value="1.4779530000000001" table:style-name="ce13">
            <text:p>1.477953</text:p>
          </table:table-cell>
          <table:table-cell office:value-type="float" office:value="2.287852" table:style-name="ce13">
            <text:p>2.287852</text:p>
          </table:table-cell>
          <table:table-cell office:value-type="float" office:value="4.9014670000000002" table:style-name="ce13">
            <text:p>4.901467</text:p>
          </table:table-cell>
          <table:table-cell office:value-type="float" office:value="12.255240000000001" table:style-name="ce13">
            <text:p>12.255240</text:p>
          </table:table-cell>
          <table:table-cell office:value-type="float" office:value="25.139627999999998" table:style-name="ce13">
            <text:p>25.139628</text:p>
          </table:table-cell>
          <table:table-cell office:value-type="float" office:value="51.968991000000003" table:style-name="ce13">
            <text:p>51.968991</text:p>
          </table:table-cell>
          <table:table-cell office:value-type="float" office:value="107.139099" table:style-name="ce13">
            <text:p>107.139099</text:p>
          </table:table-cell>
          <table:table-cell office:value-type="float" office:value="222.074906" table:style-name="ce13">
            <text:p>222.074906</text:p>
          </table:table-cell>
          <table:table-cell table:number-columns-repeated="16365"/>
        </table:table-row>
        <table:table-row table:style-name="ro1">
          <table:table-cell office:value-type="string" table:style-name="ce10">
            <text:p>Read only</text:p>
          </table:table-cell>
          <table:table-cell office:value-type="float" office:value="0.78336199999999989" table:formula="of:=AVERAGE([.B52:.B56])" table:style-name="ce10">
            <text:p>0.783362</text:p>
          </table:table-cell>
          <table:table-cell office:value-type="float" office:value="0.23976039999999998" table:formula="of:=AVERAGE([.C52:.C56])" table:style-name="ce10">
            <text:p>0.2397604</text:p>
          </table:table-cell>
          <table:table-cell office:value-type="float" office:value="0.26411280000000004" table:formula="of:=AVERAGE([.D52:.D56])" table:style-name="ce10">
            <text:p>0.2641128</text:p>
          </table:table-cell>
          <table:table-cell office:value-type="float" office:value="0.31417860000000003" table:formula="of:=AVERAGE([.E52:.E56])" table:style-name="ce10">
            <text:p>0.3141786</text:p>
          </table:table-cell>
          <table:table-cell office:value-type="float" office:value="0.36353559999999996" table:formula="of:=AVERAGE([.F52:.F56])" table:style-name="ce10">
            <text:p>0.3635356</text:p>
          </table:table-cell>
          <table:table-cell office:value-type="float" office:value="0.45989899999999995" table:formula="of:=AVERAGE([.G52:.G56])" table:style-name="ce10">
            <text:p>0.459899</text:p>
          </table:table-cell>
          <table:table-cell office:value-type="float" office:value="0.52763420000000005" table:formula="of:=AVERAGE([.H52:.H56])" table:style-name="ce10">
            <text:p>0.5276342</text:p>
          </table:table-cell>
          <table:table-cell office:value-type="float" office:value="0.61714559999999996" table:formula="of:=AVERAGE([.I52:.I56])" table:style-name="ce10">
            <text:p>0.6171456</text:p>
          </table:table-cell>
          <table:table-cell office:value-type="float" office:value="0.70948480000000003" table:formula="of:=AVERAGE([.J52:.J56])" table:style-name="ce10">
            <text:p>0.7094848</text:p>
          </table:table-cell>
          <table:table-cell office:value-type="float" office:value="0.92698040000000004" table:formula="of:=AVERAGE([.K52:.K56])" table:style-name="ce10">
            <text:p>0.9269804</text:p>
          </table:table-cell>
          <table:table-cell office:value-type="float" office:value="1.41967" table:formula="of:=AVERAGE([.L52:.L56])" table:style-name="ce10">
            <text:p>1.41967</text:p>
          </table:table-cell>
          <table:table-cell office:value-type="float" office:value="2.2958295999999998" table:formula="of:=AVERAGE([.M52:.M56])" table:style-name="ce10">
            <text:p>2.2958296</text:p>
          </table:table-cell>
          <table:table-cell office:value-type="float" office:value="4.8046060000000006" table:formula="of:=AVERAGE([.N52:.N56])" table:style-name="ce10">
            <text:p>4.804606</text:p>
          </table:table-cell>
          <table:table-cell office:value-type="float" office:value="12.255671000000001" table:formula="of:=AVERAGE([.O52:.O56])" table:style-name="ce10">
            <text:p>12.255671</text:p>
          </table:table-cell>
          <table:table-cell office:value-type="float" office:value="25.153665400000001" table:formula="of:=AVERAGE([.P52:.P56])" table:style-name="ce10">
            <text:p>25.1536654</text:p>
          </table:table-cell>
          <table:table-cell office:value-type="float" office:value="51.70427440000001" table:formula="of:=AVERAGE([.Q52:.Q56])" table:style-name="ce10">
            <text:p>51.7042744</text:p>
          </table:table-cell>
          <table:table-cell office:value-type="float" office:value="107.20570339999999" table:formula="of:=AVERAGE([.R52:.R56])" table:style-name="ce10">
            <text:p>107.2057034</text:p>
          </table:table-cell>
          <table:table-cell office:value-type="float" office:value="222.18569480000002" table:formula="of:=AVERAGE([.S52:.S56])" table:style-name="ce10">
            <text:p>222.185694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#Qbit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20">
            <text:p>GPU + preproc 4x4 + permute</text:p>
          </table:table-cell>
          <table:table-cell office:value-type="float" office:value="0.91845699999999997" table:style-name="ce3">
            <text:p>0.918457</text:p>
          </table:table-cell>
          <table:table-cell office:value-type="float" office:value="1.062055" table:style-name="ce3">
            <text:p>1.062055</text:p>
          </table:table-cell>
          <table:table-cell office:value-type="float" office:value="1.2064060000000001" table:style-name="ce3">
            <text:p>1.206406</text:p>
          </table:table-cell>
          <table:table-cell office:value-type="float" office:value="1.349029" table:style-name="ce3">
            <text:p>1.349029</text:p>
          </table:table-cell>
          <table:table-cell office:value-type="float" office:value="1.508875" table:style-name="ce3">
            <text:p>1.508875</text:p>
          </table:table-cell>
          <table:table-cell office:value-type="float" office:value="1.6460920000000001" table:style-name="ce3">
            <text:p>1.646092</text:p>
          </table:table-cell>
          <table:table-cell office:value-type="float" office:value="1.8257110000000001" table:style-name="ce3">
            <text:p>1.825711</text:p>
          </table:table-cell>
          <table:table-cell office:value-type="float" office:value="1.9479789999999999" table:style-name="ce3">
            <text:p>1.947979</text:p>
          </table:table-cell>
          <table:table-cell office:value-type="float" office:value="2.0829399999999998" table:style-name="ce3">
            <text:p>2.082940</text:p>
          </table:table-cell>
          <table:table-cell office:value-type="float" office:value="2.274019" table:style-name="ce3">
            <text:p>2.274019</text:p>
          </table:table-cell>
          <table:table-cell office:value-type="float" office:value="2.3814769999999998" table:style-name="ce3">
            <text:p>2.381477</text:p>
          </table:table-cell>
          <table:table-cell office:value-type="float" office:value="2.5952489999999999" table:style-name="ce3">
            <text:p>2.595249</text:p>
          </table:table-cell>
          <table:table-cell office:value-type="float" office:value="3.3851279999999999" table:style-name="ce3">
            <text:p>3.385128</text:p>
          </table:table-cell>
          <table:table-cell office:value-type="float" office:value="4.8906299999999998" table:style-name="ce3">
            <text:p>4.890630</text:p>
          </table:table-cell>
          <table:table-cell office:value-type="float" office:value="7.843375" table:style-name="ce3">
            <text:p>7.843375</text:p>
          </table:table-cell>
          <table:table-cell office:value-type="float" office:value="13.585398" table:style-name="ce3">
            <text:p>13.585398</text:p>
          </table:table-cell>
          <table:table-cell office:value-type="float" office:value="25.835937000000001" table:style-name="ce3">
            <text:p>25.835937</text:p>
          </table:table-cell>
          <table:table-cell office:value-type="float" office:value="52.340772999999999" table:style-name="ce3">
            <text:p>52.340773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781800000000002" table:style-name="ce3">
            <text:p>0.917818</text:p>
          </table:table-cell>
          <table:table-cell office:value-type="float" office:value="1.0664940000000001" table:style-name="ce3">
            <text:p>1.066494</text:p>
          </table:table-cell>
          <table:table-cell office:value-type="float" office:value="1.210002" table:style-name="ce3">
            <text:p>1.210002</text:p>
          </table:table-cell>
          <table:table-cell office:value-type="float" office:value="1.356039" table:style-name="ce3">
            <text:p>1.356039</text:p>
          </table:table-cell>
          <table:table-cell office:value-type="float" office:value="1.515002" table:style-name="ce3">
            <text:p>1.515002</text:p>
          </table:table-cell>
          <table:table-cell office:value-type="float" office:value="1.6501920000000001" table:style-name="ce3">
            <text:p>1.650192</text:p>
          </table:table-cell>
          <table:table-cell office:value-type="float" office:value="1.8230630000000001" table:style-name="ce3">
            <text:p>1.823063</text:p>
          </table:table-cell>
          <table:table-cell office:value-type="float" office:value="1.9753689999999999" table:style-name="ce3">
            <text:p>1.975369</text:p>
          </table:table-cell>
          <table:table-cell office:value-type="float" office:value="2.0839850000000002" table:style-name="ce3">
            <text:p>2.083985</text:p>
          </table:table-cell>
          <table:table-cell office:value-type="float" office:value="2.2481650000000002" table:style-name="ce3">
            <text:p>2.248165</text:p>
          </table:table-cell>
          <table:table-cell office:value-type="float" office:value="2.4242400000000002" table:style-name="ce3">
            <text:p>2.424240</text:p>
          </table:table-cell>
          <table:table-cell office:value-type="float" office:value="2.6116160000000002" table:style-name="ce3">
            <text:p>2.611616</text:p>
          </table:table-cell>
          <table:table-cell office:value-type="float" office:value="3.3568720000000001" table:style-name="ce3">
            <text:p>3.356872</text:p>
          </table:table-cell>
          <table:table-cell office:value-type="float" office:value="4.8585979999999998" table:style-name="ce3">
            <text:p>4.858598</text:p>
          </table:table-cell>
          <table:table-cell office:value-type="float" office:value="7.8373590000000002" table:style-name="ce3">
            <text:p>7.837359</text:p>
          </table:table-cell>
          <table:table-cell office:value-type="float" office:value="13.630407999999999" table:style-name="ce3">
            <text:p>13.630408</text:p>
          </table:table-cell>
          <table:table-cell office:value-type="float" office:value="25.97007" table:style-name="ce3">
            <text:p>25.970070</text:p>
          </table:table-cell>
          <table:table-cell office:value-type="float" office:value="52.537649000000002" table:style-name="ce3">
            <text:p>52.537649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532999999999998" table:style-name="ce3">
            <text:p>0.915330</text:p>
          </table:table-cell>
          <table:table-cell office:value-type="float" office:value="1.064012" table:style-name="ce3">
            <text:p>1.064012</text:p>
          </table:table-cell>
          <table:table-cell office:value-type="float" office:value="1.2068140000000001" table:style-name="ce3">
            <text:p>1.206814</text:p>
          </table:table-cell>
          <table:table-cell office:value-type="float" office:value="1.35036" table:style-name="ce3">
            <text:p>1.350360</text:p>
          </table:table-cell>
          <table:table-cell office:value-type="float" office:value="1.5102960000000001" table:style-name="ce3">
            <text:p>1.510296</text:p>
          </table:table-cell>
          <table:table-cell office:value-type="float" office:value="1.6710449999999999" table:style-name="ce3">
            <text:p>1.671045</text:p>
          </table:table-cell>
          <table:table-cell office:value-type="float" office:value="1.8012509999999999" table:style-name="ce3">
            <text:p>1.801251</text:p>
          </table:table-cell>
          <table:table-cell office:value-type="float" office:value="1.9416690000000001" table:style-name="ce3">
            <text:p>1.941669</text:p>
          </table:table-cell>
          <table:table-cell office:value-type="float" office:value="2.10161" table:style-name="ce3">
            <text:p>2.101610</text:p>
          </table:table-cell>
          <table:table-cell office:value-type="float" office:value="2.2412619999999999" table:style-name="ce3">
            <text:p>2.241262</text:p>
          </table:table-cell>
          <table:table-cell office:value-type="float" office:value="2.3837359999999999" table:style-name="ce3">
            <text:p>2.383736</text:p>
          </table:table-cell>
          <table:table-cell office:value-type="float" office:value="2.5937290000000002" table:style-name="ce3">
            <text:p>2.593729</text:p>
          </table:table-cell>
          <table:table-cell office:value-type="float" office:value="3.356773" table:style-name="ce3">
            <text:p>3.356773</text:p>
          </table:table-cell>
          <table:table-cell office:value-type="float" office:value="4.8580399999999999" table:style-name="ce3">
            <text:p>4.858040</text:p>
          </table:table-cell>
          <table:table-cell office:value-type="float" office:value="7.8207750000000003" table:style-name="ce3">
            <text:p>7.820775</text:p>
          </table:table-cell>
          <table:table-cell office:value-type="float" office:value="13.609840999999999" table:style-name="ce3">
            <text:p>13.609841</text:p>
          </table:table-cell>
          <table:table-cell office:value-type="float" office:value="26.081942999999999" table:style-name="ce3">
            <text:p>26.081943</text:p>
          </table:table-cell>
          <table:table-cell office:value-type="float" office:value="51.659934" table:style-name="ce3">
            <text:p>51.65993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945100000000002" table:style-name="ce3">
            <text:p>0.919451</text:p>
          </table:table-cell>
          <table:table-cell office:value-type="float" office:value="1.067488" table:style-name="ce3">
            <text:p>1.067488</text:p>
          </table:table-cell>
          <table:table-cell office:value-type="float" office:value="1.2092849999999999" table:style-name="ce3">
            <text:p>1.209285</text:p>
          </table:table-cell>
          <table:table-cell office:value-type="float" office:value="1.3477939999999999" table:style-name="ce3">
            <text:p>1.347794</text:p>
          </table:table-cell>
          <table:table-cell office:value-type="float" office:value="1.4956849999999999" table:style-name="ce3">
            <text:p>1.495685</text:p>
          </table:table-cell>
          <table:table-cell office:value-type="float" office:value="1.642115" table:style-name="ce3">
            <text:p>1.642115</text:p>
          </table:table-cell>
          <table:table-cell office:value-type="float" office:value="1.8635999999999999" table:style-name="ce3">
            <text:p>1.863600</text:p>
          </table:table-cell>
          <table:table-cell office:value-type="float" office:value="1.9472400000000001" table:style-name="ce3">
            <text:p>1.947240</text:p>
          </table:table-cell>
          <table:table-cell office:value-type="float" office:value="2.0871550000000001" table:style-name="ce3">
            <text:p>2.087155</text:p>
          </table:table-cell>
          <table:table-cell office:value-type="float" office:value="2.2543510000000002" table:style-name="ce3">
            <text:p>2.254351</text:p>
          </table:table-cell>
          <table:table-cell office:value-type="float" office:value="2.4174910000000001" table:style-name="ce3">
            <text:p>2.417491</text:p>
          </table:table-cell>
          <table:table-cell office:value-type="float" office:value="2.601235" table:style-name="ce3">
            <text:p>2.601235</text:p>
          </table:table-cell>
          <table:table-cell office:value-type="float" office:value="3.3625660000000002" table:style-name="ce3">
            <text:p>3.362566</text:p>
          </table:table-cell>
          <table:table-cell office:value-type="float" office:value="4.8646799999999999" table:style-name="ce3">
            <text:p>4.864680</text:p>
          </table:table-cell>
          <table:table-cell office:value-type="float" office:value="7.792478" table:style-name="ce3">
            <text:p>7.792478</text:p>
          </table:table-cell>
          <table:table-cell office:value-type="float" office:value="13.624787" table:style-name="ce3">
            <text:p>13.624787</text:p>
          </table:table-cell>
          <table:table-cell office:value-type="float" office:value="26.448308999999998" table:style-name="ce3">
            <text:p>26.448309</text:p>
          </table:table-cell>
          <table:table-cell office:value-type="float" office:value="51.926288" table:style-name="ce3">
            <text:p>51.92628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0.91408999999999996" table:style-name="ce3">
            <text:p>0.914090</text:p>
          </table:table-cell>
          <table:table-cell office:value-type="float" office:value="1.0614809999999999" table:style-name="ce3">
            <text:p>1.061481</text:p>
          </table:table-cell>
          <table:table-cell office:value-type="float" office:value="1.2079359999999999" table:style-name="ce3">
            <text:p>1.207936</text:p>
          </table:table-cell>
          <table:table-cell office:value-type="float" office:value="1.3512599999999999" table:style-name="ce3">
            <text:p>1.351260</text:p>
          </table:table-cell>
          <table:table-cell office:value-type="float" office:value="1.503725" table:style-name="ce3">
            <text:p>1.503725</text:p>
          </table:table-cell>
          <table:table-cell office:value-type="float" office:value="1.646034" table:style-name="ce3">
            <text:p>1.646034</text:p>
          </table:table-cell>
          <table:table-cell office:value-type="float" office:value="1.8194589999999999" table:style-name="ce3">
            <text:p>1.819459</text:p>
          </table:table-cell>
          <table:table-cell office:value-type="float" office:value="1.9462619999999999" table:style-name="ce3">
            <text:p>1.946262</text:p>
          </table:table-cell>
          <table:table-cell office:value-type="float" office:value="2.0821139999999998" table:style-name="ce3">
            <text:p>2.082114</text:p>
          </table:table-cell>
          <table:table-cell office:value-type="float" office:value="2.2469350000000001" table:style-name="ce3">
            <text:p>2.246935</text:p>
          </table:table-cell>
          <table:table-cell office:value-type="float" office:value="2.389033" table:style-name="ce3">
            <text:p>2.389033</text:p>
          </table:table-cell>
          <table:table-cell office:value-type="float" office:value="2.5869749999999998" table:style-name="ce3">
            <text:p>2.586975</text:p>
          </table:table-cell>
          <table:table-cell office:value-type="float" office:value="3.352935" table:style-name="ce3">
            <text:p>3.352935</text:p>
          </table:table-cell>
          <table:table-cell office:value-type="float" office:value="4.8600810000000001" table:style-name="ce3">
            <text:p>4.860081</text:p>
          </table:table-cell>
          <table:table-cell office:value-type="float" office:value="7.7660299999999998" table:style-name="ce3">
            <text:p>7.766030</text:p>
          </table:table-cell>
          <table:table-cell office:value-type="float" office:value="13.517249" table:style-name="ce3">
            <text:p>13.517249</text:p>
          </table:table-cell>
          <table:table-cell office:value-type="float" office:value="26.234848" table:style-name="ce3">
            <text:p>26.234848</text:p>
          </table:table-cell>
          <table:table-cell office:value-type="float" office:value="51.807873000000001" table:style-name="ce3">
            <text:p>51.80787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4x4 permute</text:p>
          </table:table-cell>
          <table:table-cell office:value-type="float" office:value="0.91702919999999999" table:formula="of:=AVERAGE([.B59:.B63])" table:style-name="ce2">
            <text:p>0.9170292</text:p>
          </table:table-cell>
          <table:table-cell office:value-type="float" office:value="1.064306" table:formula="of:=AVERAGE([.C59:.C63])" table:style-name="ce2">
            <text:p>1.064306</text:p>
          </table:table-cell>
          <table:table-cell office:value-type="float" office:value="1.2080886" table:formula="of:=AVERAGE([.D59:.D63])" table:style-name="ce2">
            <text:p>1.2080886</text:p>
          </table:table-cell>
          <table:table-cell office:value-type="float" office:value="1.3508963999999999" table:formula="of:=AVERAGE([.E59:.E63])" table:style-name="ce2">
            <text:p>1.3508964</text:p>
          </table:table-cell>
          <table:table-cell office:value-type="float" office:value="1.5067166000000001" table:formula="of:=AVERAGE([.F59:.F63])" table:style-name="ce2">
            <text:p>1.5067166</text:p>
          </table:table-cell>
          <table:table-cell office:value-type="float" office:value="1.6510956000000001" table:formula="of:=AVERAGE([.G59:.G63])" table:style-name="ce2">
            <text:p>1.6510956</text:p>
          </table:table-cell>
          <table:table-cell office:value-type="float" office:value="1.8266168" table:formula="of:=AVERAGE([.H59:.H63])" table:style-name="ce2">
            <text:p>1.8266168</text:p>
          </table:table-cell>
          <table:table-cell office:value-type="float" office:value="1.9517038" table:formula="of:=AVERAGE([.I59:.I63])" table:style-name="ce2">
            <text:p>1.9517038</text:p>
          </table:table-cell>
          <table:table-cell office:value-type="float" office:value="2.0875607999999999" table:formula="of:=AVERAGE([.J59:.J63])" table:style-name="ce2">
            <text:p>2.0875608</text:p>
          </table:table-cell>
          <table:table-cell office:value-type="float" office:value="2.2529463999999999" table:formula="of:=AVERAGE([.K59:.K63])" table:style-name="ce2">
            <text:p>2.2529464</text:p>
          </table:table-cell>
          <table:table-cell office:value-type="float" office:value="2.3991953999999995" table:formula="of:=AVERAGE([.L59:.L63])" table:style-name="ce2">
            <text:p>2.3991954</text:p>
          </table:table-cell>
          <table:table-cell office:value-type="float" office:value="2.5977607999999996" table:formula="of:=AVERAGE([.M59:.M63])" table:style-name="ce2">
            <text:p>2.5977608</text:p>
          </table:table-cell>
          <table:table-cell office:value-type="float" office:value="3.3628547999999996" table:formula="of:=AVERAGE([.N59:.N63])" table:style-name="ce2">
            <text:p>3.3628548</text:p>
          </table:table-cell>
          <table:table-cell office:value-type="float" office:value="4.8664057999999999" table:formula="of:=AVERAGE([.O59:.O63])" table:style-name="ce2">
            <text:p>4.8664058</text:p>
          </table:table-cell>
          <table:table-cell office:value-type="float" office:value="7.8120034" table:formula="of:=AVERAGE([.P59:.P63])" table:style-name="ce2">
            <text:p>7.8120034</text:p>
          </table:table-cell>
          <table:table-cell office:value-type="float" office:value="13.593536599999998" table:formula="of:=AVERAGE([.Q59:.Q63])" table:style-name="ce2">
            <text:p>13.5935366</text:p>
          </table:table-cell>
          <table:table-cell office:value-type="float" office:value="26.114221399999998" table:formula="of:=AVERAGE([.R59:.R63])" table:style-name="ce2">
            <text:p>26.1142214</text:p>
          </table:table-cell>
          <table:table-cell office:value-type="float" office:value="52.054503400000002" table:formula="of:=AVERAGE([.S59:.S63])" table:style-name="ce2">
            <text:p>52.0545034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#Qbit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6367"/>
        </table:table-row>
        <table:table-row table:style-name="ro1">
          <table:table-cell office:value-type="string" table:number-columns-spanned="1" table:number-rows-spanned="5" table:style-name="ce21">
            <text:p>Cuda dynamic</text:p>
          </table:table-cell>
          <table:table-cell office:value-type="float" office:value="4.2990000000000004" table:style-name="ce14">
            <text:p>4.299</text:p>
          </table:table-cell>
          <table:table-cell office:value-type="float" office:value="2.0694900000000001" table:style-name="ce14">
            <text:p>2.069</text:p>
          </table:table-cell>
          <table:table-cell office:value-type="float" office:value="2.454294" table:style-name="ce14">
            <text:p>2.454</text:p>
          </table:table-cell>
          <table:table-cell office:value-type="float" office:value="2.829599" table:style-name="ce14">
            <text:p>2.830</text:p>
          </table:table-cell>
          <table:table-cell office:value-type="float" office:value="3.2503139999999999" table:style-name="ce14">
            <text:p>3.250</text:p>
          </table:table-cell>
          <table:table-cell office:value-type="float" office:value="3.605127" table:style-name="ce14">
            <text:p>3.605</text:p>
          </table:table-cell>
          <table:table-cell office:value-type="float" office:value="3.9973100000000001" table:style-name="ce14">
            <text:p>3.997</text:p>
          </table:table-cell>
          <table:table-cell office:value-type="float" office:value="4.3862079999999999" table:style-name="ce14">
            <text:p>4.386</text:p>
          </table:table-cell>
          <table:table-cell office:value-type="float" office:value="4.7218439999999999" table:style-name="ce14">
            <text:p>4.722</text:p>
          </table:table-cell>
          <table:table-cell office:value-type="float" office:value="5.1723530000000002" table:style-name="ce14">
            <text:p>5.172</text:p>
          </table:table-cell>
          <table:table-cell office:value-type="float" office:value="6.1331199999999999" table:style-name="ce14">
            <text:p>6.133</text:p>
          </table:table-cell>
          <table:table-cell office:value-type="float" office:value="8.7470280000000002" table:style-name="ce14">
            <text:p>8.747</text:p>
          </table:table-cell>
          <table:table-cell office:value-type="float" office:value="23.339213999999998" table:style-name="ce14">
            <text:p>23.339</text:p>
          </table:table-cell>
          <table:table-cell office:value-type="float" office:value="89.943271999999993" table:style-name="ce14">
            <text:p>89.943</text:p>
          </table:table-cell>
          <table:table-cell office:value-type="float" office:value="329.15948900000001" table:style-name="ce14">
            <text:p>329.159</text:p>
          </table:table-cell>
          <table:table-cell office:value-type="float" office:value="4581.9498919999996" table:style-name="ce14">
            <text:p>4581.950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50080000000001" table:style-name="ce14">
            <text:p>1.675</text:p>
          </table:table-cell>
          <table:table-cell office:value-type="float" office:value="2.0510419999999998" table:style-name="ce14">
            <text:p>2.051</text:p>
          </table:table-cell>
          <table:table-cell office:value-type="float" office:value="2.4187889999999999" table:style-name="ce14">
            <text:p>2.419</text:p>
          </table:table-cell>
          <table:table-cell office:value-type="float" office:value="2.7974169999999998" table:style-name="ce14">
            <text:p>2.797</text:p>
          </table:table-cell>
          <table:table-cell office:value-type="float" office:value="3.1989999999999998" table:style-name="ce14">
            <text:p>3.199</text:p>
          </table:table-cell>
          <table:table-cell office:value-type="float" office:value="3.5572650000000001" table:style-name="ce14">
            <text:p>3.557</text:p>
          </table:table-cell>
          <table:table-cell office:value-type="float" office:value="3.9563160000000002" table:style-name="ce14">
            <text:p>3.956</text:p>
          </table:table-cell>
          <table:table-cell office:value-type="float" office:value="4.3381059999999998" table:style-name="ce14">
            <text:p>4.338</text:p>
          </table:table-cell>
          <table:table-cell office:value-type="float" office:value="4.6902169999999996" table:style-name="ce14">
            <text:p>4.690</text:p>
          </table:table-cell>
          <table:table-cell office:value-type="float" office:value="5.1317500000000003" table:style-name="ce14">
            <text:p>5.132</text:p>
          </table:table-cell>
          <table:table-cell office:value-type="float" office:value="6.1049920000000002" table:style-name="ce14">
            <text:p>6.105</text:p>
          </table:table-cell>
          <table:table-cell office:value-type="float" office:value="8.7681550000000001" table:style-name="ce14">
            <text:p>8.768</text:p>
          </table:table-cell>
          <table:table-cell office:value-type="float" office:value="24.108384999999998" table:style-name="ce14">
            <text:p>24.108</text:p>
          </table:table-cell>
          <table:table-cell office:value-type="float" office:value="89.976487000000006" table:style-name="ce14">
            <text:p>89.976</text:p>
          </table:table-cell>
          <table:table-cell office:value-type="float" office:value="1128.0723860000001" table:style-name="ce14">
            <text:p>1128.072</text:p>
          </table:table-cell>
          <table:table-cell office:value-type="float" office:value="4628.9526740000001" table:style-name="ce14">
            <text:p>4628.953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4965" table:style-name="ce14">
            <text:p>1.675</text:p>
          </table:table-cell>
          <table:table-cell office:value-type="float" office:value="2.0647039999999999" table:style-name="ce14">
            <text:p>2.065</text:p>
          </table:table-cell>
          <table:table-cell office:value-type="float" office:value="2.4209839999999998" table:style-name="ce14">
            <text:p>2.421</text:p>
          </table:table-cell>
          <table:table-cell office:value-type="float" office:value="2.804551" table:style-name="ce14">
            <text:p>2.805</text:p>
          </table:table-cell>
          <table:table-cell office:value-type="float" office:value="3.1999939999999998" table:style-name="ce14">
            <text:p>3.200</text:p>
          </table:table-cell>
          <table:table-cell office:value-type="float" office:value="3.5590790000000001" table:style-name="ce14">
            <text:p>3.559</text:p>
          </table:table-cell>
          <table:table-cell office:value-type="float" office:value="3.955686" table:style-name="ce14">
            <text:p>3.956</text:p>
          </table:table-cell>
          <table:table-cell office:value-type="float" office:value="4.3329899999999997" table:style-name="ce14">
            <text:p>4.333</text:p>
          </table:table-cell>
          <table:table-cell office:value-type="float" office:value="4.6931409999999998" table:style-name="ce14">
            <text:p>4.693</text:p>
          </table:table-cell>
          <table:table-cell office:value-type="float" office:value="5.1340190000000003" table:style-name="ce14">
            <text:p>5.134</text:p>
          </table:table-cell>
          <table:table-cell office:value-type="float" office:value="6.1239239999999997" table:style-name="ce14">
            <text:p>6.124</text:p>
          </table:table-cell>
          <table:table-cell office:value-type="float" office:value="8.7576699999999992" table:style-name="ce14">
            <text:p>8.758</text:p>
          </table:table-cell>
          <table:table-cell office:value-type="float" office:value="24.527232000000001" table:style-name="ce14">
            <text:p>24.527</text:p>
          </table:table-cell>
          <table:table-cell office:value-type="float" office:value="90.040229999999994" table:style-name="ce14">
            <text:p>90.040</text:p>
          </table:table-cell>
          <table:table-cell office:value-type="float" office:value="1159.185084" table:style-name="ce14">
            <text:p>1159.185</text:p>
          </table:table-cell>
          <table:table-cell office:value-type="float" office:value="4628.4699460000002" table:style-name="ce14">
            <text:p>4628.470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2731" table:style-name="ce14">
            <text:p>1.673</text:p>
          </table:table-cell>
          <table:table-cell office:value-type="float" office:value="2.056657" table:style-name="ce14">
            <text:p>2.057</text:p>
          </table:table-cell>
          <table:table-cell office:value-type="float" office:value="2.4228350000000001" table:style-name="ce14">
            <text:p>2.423</text:p>
          </table:table-cell>
          <table:table-cell office:value-type="float" office:value="2.8223729999999998" table:style-name="ce14">
            <text:p>2.822</text:p>
          </table:table-cell>
          <table:table-cell office:value-type="float" office:value="3.199468" table:style-name="ce14">
            <text:p>3.199</text:p>
          </table:table-cell>
          <table:table-cell office:value-type="float" office:value="3.5619049999999999" table:style-name="ce14">
            <text:p>3.562</text:p>
          </table:table-cell>
          <table:table-cell office:value-type="float" office:value="3.9577749999999998" table:style-name="ce14">
            <text:p>3.958</text:p>
          </table:table-cell>
          <table:table-cell office:value-type="float" office:value="4.3367959999999997" table:style-name="ce14">
            <text:p>4.337</text:p>
          </table:table-cell>
          <table:table-cell office:value-type="float" office:value="4.6910829999999999" table:style-name="ce14">
            <text:p>4.691</text:p>
          </table:table-cell>
          <table:table-cell office:value-type="float" office:value="5.1306989999999999" table:style-name="ce14">
            <text:p>5.131</text:p>
          </table:table-cell>
          <table:table-cell office:value-type="float" office:value="6.1218190000000003" table:style-name="ce14">
            <text:p>6.122</text:p>
          </table:table-cell>
          <table:table-cell office:value-type="float" office:value="8.7732700000000001" table:style-name="ce14">
            <text:p>8.773</text:p>
          </table:table-cell>
          <table:table-cell office:value-type="float" office:value="25.121359000000002" table:style-name="ce14">
            <text:p>25.121</text:p>
          </table:table-cell>
          <table:table-cell office:value-type="float" office:value="89.970498000000006" table:style-name="ce14">
            <text:p>89.970</text:p>
          </table:table-cell>
          <table:table-cell office:value-type="float" office:value="1147.379688" table:style-name="ce14">
            <text:p>1147.380</text:p>
          </table:table-cell>
          <table:table-cell office:value-type="float" office:value="4629.1552680000004" table:style-name="ce14">
            <text:p>4629.155</text:p>
          </table:table-cell>
          <table:table-cell table:number-columns-repeated="16367"/>
        </table:table-row>
        <table:table-row table:style-name="ro1">
          <table:covered-table-cell/>
          <table:table-cell office:value-type="float" office:value="1.6708179999999999" table:style-name="ce14">
            <text:p>1.671</text:p>
          </table:table-cell>
          <table:table-cell office:value-type="float" office:value="2.0598429999999999" table:style-name="ce14">
            <text:p>2.060</text:p>
          </table:table-cell>
          <table:table-cell office:value-type="float" office:value="2.4197310000000001" table:style-name="ce14">
            <text:p>2.420</text:p>
          </table:table-cell>
          <table:table-cell office:value-type="float" office:value="2.8178740000000002" table:style-name="ce14">
            <text:p>2.818</text:p>
          </table:table-cell>
          <table:table-cell office:value-type="float" office:value="3.1999689999999998" table:style-name="ce14">
            <text:p>3.200</text:p>
          </table:table-cell>
          <table:table-cell office:value-type="float" office:value="3.559901" table:style-name="ce14">
            <text:p>3.560</text:p>
          </table:table-cell>
          <table:table-cell office:value-type="float" office:value="3.959025" table:style-name="ce14">
            <text:p>3.959</text:p>
          </table:table-cell>
          <table:table-cell office:value-type="float" office:value="4.3359800000000002" table:style-name="ce14">
            <text:p>4.336</text:p>
          </table:table-cell>
          <table:table-cell office:value-type="float" office:value="4.68161" table:style-name="ce14">
            <text:p>4.682</text:p>
          </table:table-cell>
          <table:table-cell office:value-type="float" office:value="5.1255449999999998" table:style-name="ce14">
            <text:p>5.126</text:p>
          </table:table-cell>
          <table:table-cell office:value-type="float" office:value="6.1168550000000002" table:style-name="ce14">
            <text:p>6.117</text:p>
          </table:table-cell>
          <table:table-cell office:value-type="float" office:value="8.9163770000000007" table:style-name="ce14">
            <text:p>8.916</text:p>
          </table:table-cell>
          <table:table-cell office:value-type="float" office:value="25.486975000000001" table:style-name="ce14">
            <text:p>25.487</text:p>
          </table:table-cell>
          <table:table-cell office:value-type="float" office:value="90.222206" table:style-name="ce14">
            <text:p>90.222</text:p>
          </table:table-cell>
          <table:table-cell office:value-type="float" office:value="1159.092022" table:style-name="ce14">
            <text:p>1159.092</text:p>
          </table:table-cell>
          <table:table-cell office:value-type="float" office:value="4628.0469499999999" table:style-name="ce14">
            <text:p>4628.047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Dynamic</text:p>
          </table:table-cell>
          <table:table-cell office:value-type="float" office:value="2.1985044" table:formula="of:=AVERAGE([.B66:.B70])" table:style-name="ce5">
            <text:p>2.1985044</text:p>
          </table:table-cell>
          <table:table-cell office:value-type="float" office:value="2.0603471999999998" table:formula="of:=AVERAGE([.C66:.C70])" table:style-name="ce5">
            <text:p>2.0603472</text:p>
          </table:table-cell>
          <table:table-cell office:value-type="float" office:value="2.4273265999999998" table:formula="of:=AVERAGE([.D66:.D70])" table:style-name="ce5">
            <text:p>2.4273266</text:p>
          </table:table-cell>
          <table:table-cell office:value-type="float" office:value="2.8143628000000001" table:formula="of:=AVERAGE([.E66:.E70])" table:style-name="ce5">
            <text:p>2.8143628</text:p>
          </table:table-cell>
          <table:table-cell office:value-type="float" office:value="3.209749" table:formula="of:=AVERAGE([.F66:.F70])" table:style-name="ce5">
            <text:p>3.209749</text:p>
          </table:table-cell>
          <table:table-cell office:value-type="float" office:value="3.5686553999999999" table:formula="of:=AVERAGE([.G66:.G70])" table:style-name="ce5">
            <text:p>3.5686554</text:p>
          </table:table-cell>
          <table:table-cell office:value-type="float" office:value="3.9652223999999996" table:formula="of:=AVERAGE([.H66:.H70])" table:style-name="ce5">
            <text:p>3.9652224</text:p>
          </table:table-cell>
          <table:table-cell office:value-type="float" office:value="4.3460159999999997" table:formula="of:=AVERAGE([.I66:.I70])" table:style-name="ce5">
            <text:p>4.346016</text:p>
          </table:table-cell>
          <table:table-cell office:value-type="float" office:value="4.6955789999999995" table:formula="of:=AVERAGE([.J66:.J70])" table:style-name="ce5">
            <text:p>4.695579</text:p>
          </table:table-cell>
          <table:table-cell office:value-type="float" office:value="5.1388731999999999" table:formula="of:=AVERAGE([.K66:.K70])" table:style-name="ce5">
            <text:p>5.1388732</text:p>
          </table:table-cell>
          <table:table-cell office:value-type="float" office:value="6.1201419999999995" table:formula="of:=AVERAGE([.L66:.L70])" table:style-name="ce5">
            <text:p>6.120142</text:p>
          </table:table-cell>
          <table:table-cell office:value-type="float" office:value="8.7924999999999986" table:formula="of:=AVERAGE([.M66:.M70])" table:style-name="ce5">
            <text:p>8.7925</text:p>
          </table:table-cell>
          <table:table-cell office:value-type="float" office:value="24.516632999999999" table:formula="of:=AVERAGE([.N66:.N70])" table:style-name="ce5">
            <text:p>24.516633</text:p>
          </table:table-cell>
          <table:table-cell office:value-type="float" office:value="90.0305386" table:formula="of:=AVERAGE([.O66:.O70])" table:style-name="ce5">
            <text:p>90.0305386</text:p>
          </table:table-cell>
          <table:table-cell office:value-type="float" office:value="984.57773380000003" table:formula="of:=AVERAGE([.P66:.P70])" table:style-name="ce5">
            <text:p>984.5777338</text:p>
          </table:table-cell>
          <table:table-cell office:value-type="float" office:value="4619.3149460000004" table:formula="of:=AVERAGE([.Q66:.Q70])" table:style-name="ce5">
            <text:p>4619.314946</text:p>
          </table:table-cell>
          <table:table-cell table:number-columns-repeated="16367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/>
          <table:table-cell table:number-columns-repeated="16381"/>
        </table:table-row>
        <table:table-row table:number-rows-repeated="1048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6">
      <number:number number:decimal-places="6" number:min-decimal-places="6" number:min-integer-digits="1"/>
    </number:number-style>
    <number:number-style style:name="N37">
      <number:number number:decimal-places="5" number:min-decimal-places="5" number:min-integer-digits="1"/>
    </number:number-style>
    <number:number-style style:name="N38">
      <number:number number:decimal-places="3" number:min-decimal-places="3" number:min-integer-digits="1"/>
    </number:number-style>
    <number:time-style style:name="N39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Riccardo Fiorentini</meta:initial-creator>
    <dc:creator>Riccardo Fiorentini</dc:creator>
    <meta:creation-date>2024-05-19T17:57:57Z</meta:creation-date>
    <dc:date>2024-07-24T09:41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4167in" svg:stroke-color="#0c8bbc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4167in" svg:stroke-color="#eea18a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4167in" svg:stroke-color="#869e87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4167in" svg:stroke-color="#85bae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9.3288188976378pt" svg:width="795.771338582677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S$16"/>
          </chart:axis>
          <chart:series chart:label-cell-address="Foglio1.$A$8" chart:values-cell-range-address="Foglio1.$B$8:.$S$8" chart:class="chart:line" chart:attached-axis="primary-y" chart:style-name="G0S0">
            <chart:data-point chart:repeated="18"/>
          </chart:series>
          <chart:series chart:label-cell-address="Foglio1.$A$15" chart:values-cell-range-address="Foglio1.$B$15:.$O$15" chart:class="chart:line" chart:attached-axis="primary-y" chart:style-name="G0S1">
            <chart:data-point chart:repeated="14"/>
          </chart:series>
          <chart:series chart:label-cell-address="Foglio1.$A$22" chart:values-cell-range-address="Foglio1.$B$22:.$S$22" chart:class="chart:line" chart:attached-axis="primary-y" chart:style-name="G0S2">
            <chart:data-point chart:repeated="18"/>
          </chart:series>
          <chart:series chart:label-cell-address="Foglio1.$A$29" chart:values-cell-range-address="Foglio1.$B$29:.$S$29" chart:class="chart:line" chart:attached-axis="primary-y" chart:style-name="G0S3">
            <chart:data-point chart:repeated="18"/>
          </chart:series>
          <chart:series chart:label-cell-address="Foglio1.$A$36" chart:values-cell-range-address="Foglio1.$B$36:.$S$36" chart:class="chart:line" chart:attached-axis="primary-y" chart:style-name="G0S4">
            <chart:data-point chart:repeated="18"/>
          </chart:series>
          <chart:series chart:label-cell-address="Foglio1.$A$43" chart:values-cell-range-address="Foglio1.$B$43:.$S$43" chart:class="chart:line" chart:attached-axis="primary-y" chart:style-name="G0S5">
            <chart:data-point chart:repeated="18"/>
          </chart:series>
          <chart:series chart:label-cell-address="Foglio1.$A$50" chart:values-cell-range-address="Foglio1.$B$50:.$S$50" chart:class="chart:line" chart:attached-axis="primary-y" chart:style-name="G0S6">
            <chart:data-point chart:repeated="18"/>
          </chart:series>
          <chart:series chart:label-cell-address="Foglio1.$A$57" chart:values-cell-range-address="Foglio1.$B$57:.$S$57" chart:class="chart:line" chart:attached-axis="primary-y" chart:style-name="G0S7">
            <chart:data-point chart:repeated="18"/>
          </chart:series>
          <chart:series chart:label-cell-address="Foglio1.$A$64" chart:values-cell-range-address="Foglio1.$B$64:.$S$64" chart:class="chart:line" chart:attached-axis="primary-y" chart:style-name="G0S8">
            <chart:data-point chart:repeated="18"/>
          </chart:series>
          <chart:series chart:label-cell-address="Foglio1.$A$71" chart:values-cell-range-address="Foglio1.$B$71:.$Q$71" chart:class="chart:line" chart:attached-axis="primary-y" chart:style-name="G0S9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0c8bbc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4167in" svg:stroke-color="#eea18a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4167in" svg:stroke-color="#869e87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68.6854330708661pt" svg:width="795.771338582677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S$16"/>
          </chart:axis>
          <chart:series chart:label-cell-address="Foglio1.$A$8" chart:values-cell-range-address="Foglio1.$B$8:.$S$8" chart:class="chart:line" chart:attached-axis="primary-y" chart:style-name="G0S0">
            <chart:data-point chart:repeated="18"/>
          </chart:series>
          <chart:series chart:label-cell-address="Foglio1.$A$22" chart:values-cell-range-address="Foglio1.$B$22:.$S$22" chart:class="chart:line" chart:attached-axis="primary-y" chart:style-name="G0S1">
            <chart:data-point chart:repeated="18"/>
          </chart:series>
          <chart:series chart:label-cell-address="Foglio1.$A$29" chart:values-cell-range-address="Foglio1.$B$29:.$S$29" chart:class="chart:line" chart:attached-axis="primary-y" chart:style-name="G0S2">
            <chart:data-point chart:repeated="18"/>
          </chart:series>
          <chart:series chart:label-cell-address="Foglio1.$A$36" chart:values-cell-range-address="Foglio1.$B$36:.$S$36" chart:class="chart:line" chart:attached-axis="primary-y" chart:style-name="G0S3">
            <chart:data-point chart:repeated="18"/>
          </chart:series>
          <chart:series chart:label-cell-address="Foglio1.$A$43" chart:values-cell-range-address="Foglio1.$B$43:.$S$43" chart:class="chart:line" chart:attached-axis="primary-y" chart:style-name="G0S4">
            <chart:data-point chart:repeated="18"/>
          </chart:series>
          <chart:series chart:label-cell-address="Foglio1.$A$50" chart:values-cell-range-address="Foglio1.$B$50:.$S$50" chart:class="chart:line" chart:attached-axis="primary-y" chart:style-name="G0S5">
            <chart:data-point chart:repeated="18"/>
          </chart:series>
          <chart:series chart:label-cell-address="Foglio1.$A$57" chart:values-cell-range-address="Foglio1.$B$57:.$S$57" chart:class="chart:line" chart:attached-axis="primary-y" chart:style-name="G0S6">
            <chart:data-point chart:repeated="18"/>
          </chart:series>
          <chart:series chart:label-cell-address="Foglio1.$A$64" chart:values-cell-range-address="Foglio1.$B$64:.$S$64" chart:class="chart:line" chart:attached-axis="primary-y" chart:style-name="G0S7">
            <chart:data-point chart:repeated="1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